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91cm" style:rel-column-width="11219*"/>
    </style:style>
    <style:style style:name="Tableau2.B" style:family="table-column">
      <style:table-column-properties style:column-width="14.09cm" style:rel-column-width="5431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91cm" style:rel-column-width="11219*"/>
    </style:style>
    <style:style style:name="Tableau3.B" style:family="table-column">
      <style:table-column-properties style:column-width="14.09cm" style:rel-column-width="54316*"/>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2.91cm" style:rel-column-width="11219*"/>
    </style:style>
    <style:style style:name="Tableau13.B" style:family="table-column">
      <style:table-column-properties style:column-width="14.09cm" style:rel-column-width="5431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91cm" style:rel-column-width="11219*"/>
    </style:style>
    <style:style style:name="Tableau4.B" style:family="table-column">
      <style:table-column-properties style:column-width="14.09cm" style:rel-column-width="5431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91cm" style:rel-column-width="11219*"/>
    </style:style>
    <style:style style:name="Tableau5.B" style:family="table-column">
      <style:table-column-properties style:column-width="14.09cm" style:rel-column-width="54316*"/>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2.91cm" style:rel-column-width="11219*"/>
    </style:style>
    <style:style style:name="Tableau6.B" style:family="table-column">
      <style:table-column-properties style:column-width="14.09cm" style:rel-column-width="5431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91cm" style:rel-column-width="11219*"/>
    </style:style>
    <style:style style:name="Tableau7.B" style:family="table-column">
      <style:table-column-properties style:column-width="14.09cm" style:rel-column-width="54316*"/>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91cm" style:rel-column-width="11219*"/>
    </style:style>
    <style:style style:name="Tableau8.B" style:family="table-column">
      <style:table-column-properties style:column-width="14.09cm" style:rel-column-width="54316*"/>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2.91cm" style:rel-column-width="11219*"/>
    </style:style>
    <style:style style:name="Tableau9.B" style:family="table-column">
      <style:table-column-properties style:column-width="14.09cm" style:rel-column-width="5431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2.91cm" style:rel-column-width="11219*"/>
    </style:style>
    <style:style style:name="Tableau10.B" style:family="table-column">
      <style:table-column-properties style:column-width="14.09cm" style:rel-column-width="54316*"/>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04cm" style:rel-column-width="21602*"/>
    </style:style>
    <style:style style:name="Tableau1.B" style:family="table-column">
      <style:table-column-properties style:column-width="4.787cm" style:rel-column-width="18454*"/>
    </style:style>
    <style:style style:name="Tableau1.C" style:family="table-column">
      <style:table-column-properties style:column-width="1.9cm" style:rel-column-width="7323*"/>
    </style:style>
    <style:style style:name="Tableau1.D" style:family="table-column">
      <style:table-column-properties style:column-width="4.71cm" style:rel-column-width="1815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8" style:family="table-row">
      <style:table-row-properties style:min-row-height="0.203cm"/>
    </style:style>
    <style:style style:name="Tableau11" style:family="table">
      <style:table-properties style:width="17cm" table:align="margins"/>
    </style:style>
    <style:style style:name="Tableau11.A" style:family="table-column">
      <style:table-column-properties style:column-width="5.602cm" style:rel-column-width="21595*"/>
    </style:style>
    <style:style style:name="Tableau11.B" style:family="table-column">
      <style:table-column-properties style:column-width="6.198cm" style:rel-column-width="23893*"/>
    </style:style>
    <style:style style:name="Tableau11.C" style:family="table-column">
      <style:table-column-properties style:column-width="5.2cm" style:rel-column-width="20047*"/>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8" style:family="table-row">
      <style:table-row-properties style:min-row-height="0.203cm"/>
    </style:style>
    <style:style style:name="P1" style:family="paragraph" style:parent-style-name="Header">
      <style:text-properties officeooo:rsid="00335686" officeooo:paragraph-rsid="00335686"/>
    </style:style>
    <style:style style:name="P2" style:family="paragraph" style:parent-style-name="Header">
      <style:paragraph-properties fo:text-align="end" style:justify-single-word="false" fo:break-before="page"/>
      <style:text-properties officeooo:rsid="00335686" officeooo:paragraph-rsid="00335686"/>
    </style:style>
    <style:style style:name="P3" style:family="paragraph" style:parent-style-name="Footer">
      <style:paragraph-properties fo:text-align="end" style:justify-single-word="false" fo:break-before="page"/>
      <style:text-properties officeooo:rsid="00301ba6" officeooo:paragraph-rsid="0030a701"/>
    </style:style>
    <style:style style:name="P4" style:family="paragraph" style:parent-style-name="Contents_20_Heading">
      <style:paragraph-properties fo:break-before="page"/>
    </style:style>
    <style:style style:name="P5" style:family="paragraph" style:parent-style-name="Header_20_left">
      <style:paragraph-properties fo:text-align="end" style:justify-single-word="false"/>
      <style:text-properties officeooo:rsid="003a4a5e" officeooo:paragraph-rsid="003a4a5e"/>
    </style:style>
    <style:style style:name="P6" style:family="paragraph" style:parent-style-name="Footer">
      <style:paragraph-properties fo:text-align="start" style:justify-single-word="false"/>
      <style:text-properties officeooo:rsid="0030a701" officeooo:paragraph-rsid="0030a701"/>
    </style:style>
    <style:style style:name="P7" style:family="paragraph" style:parent-style-name="Standard">
      <style:text-properties officeooo:rsid="0019989b" officeooo:paragraph-rsid="0019989b"/>
    </style:style>
    <style:style style:name="P8" style:family="paragraph" style:parent-style-name="Standard">
      <style:text-properties officeooo:rsid="001c7a2c" officeooo:paragraph-rsid="005c2fef"/>
    </style:style>
    <style:style style:name="P9" style:family="paragraph" style:parent-style-name="Text_20_body">
      <style:text-properties officeooo:paragraph-rsid="0023c1cc"/>
    </style:style>
    <style:style style:name="P10" style:family="paragraph" style:parent-style-name="Text_20_body">
      <style:text-properties officeooo:rsid="003b8e45" officeooo:paragraph-rsid="003b8e45"/>
    </style:style>
    <style:style style:name="P11" style:family="paragraph" style:parent-style-name="Text_20_body">
      <style:text-properties officeooo:paragraph-rsid="003eb468"/>
    </style:style>
    <style:style style:name="P12" style:family="paragraph" style:parent-style-name="Text_20_body">
      <style:text-properties officeooo:paragraph-rsid="003f8ca9"/>
    </style:style>
    <style:style style:name="P13" style:family="paragraph" style:parent-style-name="Text_20_body">
      <style:text-properties officeooo:rsid="00460c0e" officeooo:paragraph-rsid="00460c0e"/>
    </style:style>
    <style:style style:name="P14" style:family="paragraph" style:parent-style-name="Text_20_body">
      <style:text-properties officeooo:paragraph-rsid="004927f3"/>
    </style:style>
    <style:style style:name="P15" style:family="paragraph" style:parent-style-name="Text_20_body">
      <style:text-properties officeooo:rsid="004c64e8" officeooo:paragraph-rsid="004c64e8"/>
    </style:style>
    <style:style style:name="P16" style:family="paragraph" style:parent-style-name="Text_20_body">
      <style:text-properties officeooo:rsid="004c64e8" officeooo:paragraph-rsid="00622494"/>
    </style:style>
    <style:style style:name="P17" style:family="paragraph" style:parent-style-name="Text_20_body">
      <style:text-properties officeooo:rsid="00341a2a" officeooo:paragraph-rsid="00341a2a"/>
    </style:style>
    <style:style style:name="P18" style:family="paragraph" style:parent-style-name="Text_20_body">
      <style:text-properties officeooo:rsid="005b2eb8" officeooo:paragraph-rsid="005b2eb8"/>
    </style:style>
    <style:style style:name="P19" style:family="paragraph" style:parent-style-name="Text_20_body">
      <style:text-properties officeooo:rsid="005bdd7d" officeooo:paragraph-rsid="005bdd7d"/>
    </style:style>
    <style:style style:name="P20" style:family="paragraph" style:parent-style-name="Text_20_body">
      <style:text-properties officeooo:paragraph-rsid="005c2fef"/>
    </style:style>
    <style:style style:name="P21" style:family="paragraph" style:parent-style-name="Text_20_body">
      <style:text-properties officeooo:rsid="002d4881" officeooo:paragraph-rsid="0060b218"/>
    </style:style>
    <style:style style:name="P22" style:family="paragraph" style:parent-style-name="tab_20_a_20_gauche">
      <style:text-properties officeooo:rsid="0022db4d" officeooo:paragraph-rsid="0022db4d"/>
    </style:style>
    <style:style style:name="P23" style:family="paragraph" style:parent-style-name="tab_20_a_20_gauche">
      <style:text-properties officeooo:rsid="0022db4d" officeooo:paragraph-rsid="0023c1cc"/>
    </style:style>
    <style:style style:name="P24" style:family="paragraph" style:parent-style-name="tab_20_a_20_gauche">
      <style:text-properties officeooo:rsid="0022db4d" officeooo:paragraph-rsid="00271ec9"/>
    </style:style>
    <style:style style:name="P25" style:family="paragraph" style:parent-style-name="tab_20_a_20_gauche">
      <style:text-properties officeooo:rsid="0022db4d" officeooo:paragraph-rsid="002a49f6"/>
    </style:style>
    <style:style style:name="P26" style:family="paragraph" style:parent-style-name="tab_20_a_20_gauche">
      <style:text-properties officeooo:rsid="0022db4d" officeooo:paragraph-rsid="003eb468"/>
    </style:style>
    <style:style style:name="P27" style:family="paragraph" style:parent-style-name="tab_20_a_20_gauche">
      <style:text-properties officeooo:rsid="0022db4d" officeooo:paragraph-rsid="00622494"/>
    </style:style>
    <style:style style:name="P28" style:family="paragraph" style:parent-style-name="tab_20_a_20_gauche">
      <style:text-properties officeooo:rsid="0023c1cc" officeooo:paragraph-rsid="0023c1cc"/>
    </style:style>
    <style:style style:name="P29" style:family="paragraph" style:parent-style-name="tab_20_a_20_gauche">
      <style:text-properties officeooo:rsid="0023c1cc" officeooo:paragraph-rsid="003eb468"/>
    </style:style>
    <style:style style:name="P30" style:family="paragraph" style:parent-style-name="tab_20_a_20_gauche">
      <style:text-properties officeooo:rsid="0023c1cc" officeooo:paragraph-rsid="00622494"/>
    </style:style>
    <style:style style:name="P31" style:family="paragraph" style:parent-style-name="tab_20_a_20_gauche">
      <style:text-properties officeooo:paragraph-rsid="0023c1cc"/>
    </style:style>
    <style:style style:name="P32" style:family="paragraph" style:parent-style-name="tab_20_a_20_gauche">
      <style:text-properties officeooo:rsid="00258c0f" officeooo:paragraph-rsid="00258c0f"/>
    </style:style>
    <style:style style:name="P33" style:family="paragraph" style:parent-style-name="tab_20_a_20_gauche">
      <style:text-properties officeooo:paragraph-rsid="00271ec9"/>
    </style:style>
    <style:style style:name="P34" style:family="paragraph" style:parent-style-name="tab_20_a_20_gauche">
      <style:text-properties officeooo:rsid="00271ec9" officeooo:paragraph-rsid="00271ec9"/>
    </style:style>
    <style:style style:name="P35" style:family="paragraph" style:parent-style-name="tab_20_a_20_gauche">
      <style:text-properties officeooo:rsid="00271ec9" officeooo:paragraph-rsid="002a49f6"/>
    </style:style>
    <style:style style:name="P36" style:family="paragraph" style:parent-style-name="tab_20_a_20_gauche">
      <style:text-properties officeooo:rsid="00271ec9" officeooo:paragraph-rsid="00482336"/>
    </style:style>
    <style:style style:name="P37" style:family="paragraph" style:parent-style-name="tab_20_a_20_gauche">
      <style:text-properties officeooo:rsid="00271ec9" officeooo:paragraph-rsid="004a9ee3"/>
    </style:style>
    <style:style style:name="P38" style:family="paragraph" style:parent-style-name="tab_20_a_20_gauche">
      <style:text-properties fo:font-style="italic" officeooo:rsid="002a49f6" officeooo:paragraph-rsid="002a49f6" style:font-style-asian="italic" style:font-style-complex="italic"/>
    </style:style>
    <style:style style:name="P39" style:family="paragraph" style:parent-style-name="tab_20_a_20_gauche">
      <style:text-properties officeooo:rsid="002878bf" officeooo:paragraph-rsid="002878bf"/>
    </style:style>
    <style:style style:name="P40" style:family="paragraph" style:parent-style-name="tab_20_a_20_gauche">
      <style:text-properties officeooo:paragraph-rsid="002a49f6"/>
    </style:style>
    <style:style style:name="P41" style:family="paragraph" style:parent-style-name="tab_20_a_20_gauche">
      <style:text-properties officeooo:paragraph-rsid="002c363b"/>
    </style:style>
    <style:style style:name="P42" style:family="paragraph" style:parent-style-name="tab_20_a_20_gauche">
      <style:text-properties officeooo:rsid="0021894a"/>
    </style:style>
    <style:style style:name="P43" style:family="paragraph" style:parent-style-name="tab_20_a_20_gauche">
      <style:text-properties officeooo:rsid="0021894a" officeooo:paragraph-rsid="0023c1cc"/>
    </style:style>
    <style:style style:name="P44" style:family="paragraph" style:parent-style-name="tab_20_a_20_gauche">
      <style:text-properties officeooo:rsid="0021894a" officeooo:paragraph-rsid="003eb468"/>
    </style:style>
    <style:style style:name="P45" style:family="paragraph" style:parent-style-name="tab_20_a_20_gauche">
      <style:text-properties officeooo:rsid="0021894a" officeooo:paragraph-rsid="00622494"/>
    </style:style>
    <style:style style:name="P46" style:family="paragraph" style:parent-style-name="tab_20_a_20_gauche">
      <style:text-properties fo:font-variant="normal" fo:text-transform="none" fo:color="#000000" fo:letter-spacing="normal" fo:font-style="italic" officeooo:rsid="00271ec9" officeooo:paragraph-rsid="00271ec9" style:font-style-asian="italic" style:font-style-complex="italic"/>
    </style:style>
    <style:style style:name="P47" style:family="paragraph" style:parent-style-name="tab_20_a_20_gauche">
      <style:text-properties fo:font-variant="normal" fo:text-transform="none" fo:color="#000000" fo:letter-spacing="normal" officeooo:rsid="00271ec9" officeooo:paragraph-rsid="002a49f6"/>
    </style:style>
    <style:style style:name="P48" style:family="paragraph" style:parent-style-name="tab_20_a_20_gauche">
      <style:text-properties fo:font-variant="normal" fo:text-transform="none" fo:color="#000000" fo:letter-spacing="normal" officeooo:rsid="00271ec9" officeooo:paragraph-rsid="004bc4ba"/>
    </style:style>
    <style:style style:name="P49" style:family="paragraph" style:parent-style-name="tab_20_a_20_gauche">
      <style:text-properties fo:font-variant="normal" fo:text-transform="none" fo:color="#000000" fo:letter-spacing="normal" officeooo:rsid="002a49f6" officeooo:paragraph-rsid="002a49f6"/>
    </style:style>
    <style:style style:name="P50" style:family="paragraph" style:parent-style-name="tab_20_a_20_gauche">
      <style:text-properties officeooo:paragraph-rsid="003eb468"/>
    </style:style>
    <style:style style:name="P51" style:family="paragraph" style:parent-style-name="tab_20_a_20_gauche">
      <style:text-properties officeooo:rsid="003eb468" officeooo:paragraph-rsid="004bc4ba"/>
    </style:style>
    <style:style style:name="P52" style:family="paragraph" style:parent-style-name="tab_20_a_20_gauche">
      <style:text-properties officeooo:rsid="003eb468" officeooo:paragraph-rsid="00622494"/>
    </style:style>
    <style:style style:name="P53" style:family="paragraph" style:parent-style-name="tab_20_a_20_gauche">
      <style:text-properties officeooo:rsid="00428543" officeooo:paragraph-rsid="00428543"/>
    </style:style>
    <style:style style:name="P54" style:family="paragraph" style:parent-style-name="tab_20_a_20_gauche">
      <style:text-properties officeooo:rsid="00444255" officeooo:paragraph-rsid="00444255"/>
    </style:style>
    <style:style style:name="P55" style:family="paragraph" style:parent-style-name="tab_20_a_20_gauche">
      <style:text-properties officeooo:paragraph-rsid="00482336"/>
    </style:style>
    <style:style style:name="P56" style:family="paragraph" style:parent-style-name="tab_20_a_20_gauche">
      <style:text-properties officeooo:rsid="00482336" officeooo:paragraph-rsid="00482336"/>
    </style:style>
    <style:style style:name="P57" style:family="paragraph" style:parent-style-name="tab_20_a_20_gauche">
      <style:text-properties officeooo:rsid="0048d18d" officeooo:paragraph-rsid="0048d18d"/>
    </style:style>
    <style:style style:name="P58" style:family="paragraph" style:parent-style-name="tab_20_a_20_gauche">
      <style:text-properties officeooo:rsid="0048d18d" officeooo:paragraph-rsid="00622494"/>
    </style:style>
    <style:style style:name="P59" style:family="paragraph" style:parent-style-name="tab_20_a_20_gauche">
      <style:text-properties officeooo:paragraph-rsid="0048d18d"/>
    </style:style>
    <style:style style:name="P60" style:family="paragraph" style:parent-style-name="tab_20_a_20_gauche">
      <style:text-properties officeooo:paragraph-rsid="004bc4ba"/>
    </style:style>
    <style:style style:name="P61" style:family="paragraph" style:parent-style-name="tab_20_a_20_gauche">
      <style:text-properties officeooo:rsid="004c64e8" officeooo:paragraph-rsid="004c9485"/>
    </style:style>
    <style:style style:name="P62" style:family="paragraph" style:parent-style-name="tab_20_a_20_gauche">
      <style:text-properties officeooo:paragraph-rsid="004def5c"/>
    </style:style>
    <style:style style:name="P63" style:family="paragraph" style:parent-style-name="tab_20_a_20_gauche">
      <style:text-properties officeooo:rsid="004def5c" officeooo:paragraph-rsid="004def5c"/>
    </style:style>
    <style:style style:name="P64" style:family="paragraph" style:parent-style-name="tab_20_a_20_gauche">
      <style:text-properties officeooo:rsid="004def5c" officeooo:paragraph-rsid="004f42a0"/>
    </style:style>
    <style:style style:name="P65" style:family="paragraph" style:parent-style-name="tab_20_a_20_gauche">
      <style:text-properties officeooo:paragraph-rsid="004f42a0"/>
    </style:style>
    <style:style style:name="P66" style:family="paragraph" style:parent-style-name="tab_20_a_20_gauche">
      <style:text-properties officeooo:rsid="00508efb" officeooo:paragraph-rsid="00508efb"/>
    </style:style>
    <style:style style:name="P67" style:family="paragraph" style:parent-style-name="tab_20_a_20_gauche">
      <style:text-properties officeooo:rsid="00508efb" officeooo:paragraph-rsid="0056c9f9"/>
    </style:style>
    <style:style style:name="P68" style:family="paragraph" style:parent-style-name="tab_20_a_20_gauche">
      <style:text-properties officeooo:rsid="00508efb" officeooo:paragraph-rsid="00622494"/>
    </style:style>
    <style:style style:name="P69" style:family="paragraph" style:parent-style-name="tab_20_a_20_gauche">
      <style:text-properties officeooo:rsid="00622494" officeooo:paragraph-rsid="00622494"/>
    </style:style>
    <style:style style:name="P70" style:family="paragraph" style:parent-style-name="tab_20_a_20_gauche">
      <style:text-properties officeooo:paragraph-rsid="00622494"/>
    </style:style>
    <style:style style:name="P71" style:family="paragraph" style:parent-style-name="Title">
      <style:text-properties officeooo:rsid="002d4881" officeooo:paragraph-rsid="002d4881"/>
    </style:style>
    <style:style style:name="P72" style:family="paragraph" style:parent-style-name="Title">
      <style:text-properties officeooo:rsid="002d4881" officeooo:paragraph-rsid="0060b218"/>
    </style:style>
    <style:style style:name="P73" style:family="paragraph" style:parent-style-name="Title">
      <style:text-properties officeooo:rsid="0060b218" officeooo:paragraph-rsid="0060b218"/>
    </style:style>
    <style:style style:name="P74" style:family="paragraph" style:parent-style-name="Titre_20_principal_20_secondaire">
      <style:text-properties officeooo:paragraph-rsid="002d4881"/>
    </style:style>
    <style:style style:name="P75" style:family="paragraph" style:parent-style-name="Table_20_Contents">
      <style:text-properties officeooo:rsid="00204b43" officeooo:paragraph-rsid="004927f3"/>
    </style:style>
    <style:style style:name="P76" style:family="paragraph" style:parent-style-name="Table_20_Contents">
      <style:text-properties officeooo:rsid="00204b43" officeooo:paragraph-rsid="005c2fef"/>
    </style:style>
    <style:style style:name="P77" style:family="paragraph" style:parent-style-name="Table_20_Contents">
      <style:text-properties officeooo:paragraph-rsid="004927f3"/>
    </style:style>
    <style:style style:name="P78" style:family="paragraph" style:parent-style-name="Table_20_Contents">
      <style:text-properties officeooo:paragraph-rsid="005c2fef"/>
    </style:style>
    <style:style style:name="P79" style:family="paragraph" style:parent-style-name="Table_20_Contents">
      <style:text-properties officeooo:rsid="005ded10" officeooo:paragraph-rsid="005ded10"/>
    </style:style>
    <style:style style:name="P80" style:family="paragraph" style:parent-style-name="Table_20_Contents">
      <style:text-properties officeooo:paragraph-rsid="005ded10"/>
    </style:style>
    <style:style style:name="P81" style:family="paragraph" style:parent-style-name="Table_20_Heading">
      <style:text-properties officeooo:paragraph-rsid="004927f3"/>
    </style:style>
    <style:style style:name="P82" style:family="paragraph" style:parent-style-name="Table_20_Heading">
      <style:text-properties officeooo:paragraph-rsid="005c2fef"/>
    </style:style>
    <style:style style:name="P83" style:family="paragraph" style:parent-style-name="contenu_20_grisé">
      <style:text-properties officeooo:paragraph-rsid="003eb468"/>
    </style:style>
    <style:style style:name="P84" style:family="paragraph" style:parent-style-name="contenu_20_grisé">
      <style:text-properties officeooo:paragraph-rsid="00622494"/>
    </style:style>
    <style:style style:name="P85" style:family="paragraph" style:parent-style-name="Bloc_20_code">
      <style:text-properties officeooo:rsid="003f8ca9" officeooo:paragraph-rsid="003f8ca9"/>
    </style:style>
    <style:style style:name="P86" style:family="paragraph" style:parent-style-name="Bloc_20_code">
      <style:text-properties officeooo:rsid="003f8ca9" officeooo:paragraph-rsid="00622494"/>
    </style:style>
    <style:style style:name="P87" style:family="paragraph" style:parent-style-name="Bloc_20_code">
      <style:text-properties officeooo:rsid="003f8ca9" officeooo:paragraph-rsid="006c874c"/>
    </style:style>
    <style:style style:name="P88" style:family="paragraph" style:parent-style-name="Bloc_20_code">
      <style:text-properties officeooo:paragraph-rsid="003f8ca9"/>
    </style:style>
    <style:style style:name="P89" style:family="paragraph" style:parent-style-name="Bloc_20_code">
      <style:text-properties officeooo:rsid="001c86ef" officeooo:paragraph-rsid="004927f3"/>
    </style:style>
    <style:style style:name="P90" style:family="paragraph" style:parent-style-name="Bloc_20_code">
      <style:text-properties officeooo:rsid="0038621c" officeooo:paragraph-rsid="004927f3"/>
    </style:style>
    <style:style style:name="P91" style:family="paragraph" style:parent-style-name="Bloc_20_code">
      <style:text-properties officeooo:rsid="00560eb4" officeooo:paragraph-rsid="00560eb4"/>
    </style:style>
    <style:style style:name="P92" style:family="paragraph" style:parent-style-name="Bloc_20_code">
      <style:text-properties officeooo:rsid="00560eb4" officeooo:paragraph-rsid="006380c2"/>
    </style:style>
    <style:style style:name="P93" style:family="paragraph" style:parent-style-name="Bloc_20_code">
      <style:text-properties officeooo:rsid="0056c9f9" officeooo:paragraph-rsid="0056c9f9"/>
    </style:style>
    <style:style style:name="P94" style:family="paragraph" style:parent-style-name="Bloc_20_code">
      <style:text-properties officeooo:rsid="00508efb" officeooo:paragraph-rsid="00508efb"/>
    </style:style>
    <style:style style:name="P95" style:family="paragraph" style:parent-style-name="Bloc_20_code">
      <style:text-properties officeooo:rsid="00622494" officeooo:paragraph-rsid="00622494"/>
    </style:style>
    <style:style style:name="P96" style:family="paragraph" style:parent-style-name="Bloc_20_code">
      <style:text-properties officeooo:paragraph-rsid="006380c2"/>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Heading_20_2">
      <style:text-properties officeooo:paragraph-rsid="00622494"/>
    </style:style>
    <style:style style:name="P101" style:family="paragraph" style:parent-style-name="Heading_20_2">
      <style:text-properties officeooo:rsid="004927f3" officeooo:paragraph-rsid="004927f3"/>
    </style:style>
    <style:style style:name="P102" style:family="paragraph" style:parent-style-name="Heading_20_2">
      <style:text-properties officeooo:paragraph-rsid="006c874c"/>
    </style:style>
    <style:style style:name="P103" style:family="paragraph" style:parent-style-name="Heading_20_2">
      <style:text-properties officeooo:paragraph-rsid="00560eb4"/>
    </style:style>
    <style:style style:name="P104" style:family="paragraph" style:parent-style-name="Heading_20_2">
      <style:text-properties officeooo:paragraph-rsid="006380c2"/>
    </style:style>
    <style:style style:name="P105" style:family="paragraph" style:parent-style-name="Heading_20_3">
      <style:text-properties officeooo:rsid="005ded10" officeooo:paragraph-rsid="005ded10"/>
    </style:style>
    <style:style style:name="P106" style:family="paragraph" style:parent-style-name="Heading_20_3">
      <style:text-properties officeooo:rsid="005ded10" officeooo:paragraph-rsid="005c2fef"/>
    </style:style>
    <style:style style:name="P107" style:family="paragraph" style:parent-style-name="Heading_20_3">
      <style:text-properties officeooo:rsid="001c7a2c" officeooo:paragraph-rsid="004927f3"/>
    </style:style>
    <style:style style:name="P108" style:family="paragraph" style:parent-style-name="Heading_20_1">
      <style:text-properties officeooo:paragraph-rsid="005b2eb8"/>
    </style:style>
    <style:style style:name="P109" style:family="paragraph" style:parent-style-name="Heading_20_1" style:list-style-name="">
      <style:text-properties officeooo:paragraph-rsid="00678962"/>
    </style:style>
    <style:style style:name="P110" style:family="paragraph" style:parent-style-name="Heading_20_1" style:list-style-name="">
      <style:text-properties officeooo:paragraph-rsid="006c874c"/>
    </style:style>
    <style:style style:name="P111" style:family="paragraph" style:parent-style-name="Heading_20_1" style:list-style-name="">
      <style:text-properties officeooo:rsid="00217b27" officeooo:paragraph-rsid="004a9ee3"/>
    </style:style>
    <style:style style:name="P112" style:family="paragraph" style:parent-style-name="Heading_20_1">
      <style:paragraph-properties fo:break-before="page"/>
      <style:text-properties officeooo:rsid="00341a2a" officeooo:paragraph-rsid="00341a2a"/>
    </style:style>
    <style:style style:name="P113" style:family="paragraph" style:parent-style-name="Heading_20_1">
      <style:paragraph-properties fo:break-before="page"/>
      <style:text-properties officeooo:rsid="00217b27" officeooo:paragraph-rsid="004a9ee3"/>
    </style:style>
    <style:style style:name="P114" style:family="paragraph" style:parent-style-name="Heading_20_1">
      <style:paragraph-properties fo:break-before="page"/>
      <style:text-properties officeooo:paragraph-rsid="00678962"/>
    </style:style>
    <style:style style:name="P115" style:family="paragraph" style:parent-style-name="Heading_20_1">
      <style:paragraph-properties fo:break-before="page"/>
      <style:text-properties officeooo:paragraph-rsid="006c874c"/>
    </style:style>
    <style:style style:name="T1" style:family="text">
      <style:text-properties officeooo:rsid="00622494"/>
    </style:style>
    <style:style style:name="T2" style:family="text">
      <style:text-properties fo:font-variant="normal" fo:text-transform="none" fo:color="#000000" style:font-name="Anonymous Pro" fo:font-size="9pt" fo:letter-spacing="normal" fo:font-style="italic" fo:font-weight="normal" style:font-style-asian="italic" style:font-style-complex="italic"/>
    </style:style>
    <style:style style:name="T3" style:family="text">
      <style:text-properties fo:font-variant="normal" fo:text-transform="none" fo:color="#000000" style:font-name="Anonymous Pro" fo:font-size="9pt" fo:letter-spacing="normal" fo:font-style="italic" fo:font-weight="normal" officeooo:rsid="004def5c" style:font-style-asian="italic" style:font-style-complex="italic"/>
    </style:style>
    <style:style style:name="T4" style:family="text">
      <style:text-properties fo:font-variant="normal" fo:text-transform="none" fo:color="#000000" style:font-name="Anonymous Pro" fo:font-size="9pt" fo:letter-spacing="normal" fo:font-style="italic" fo:font-weight="normal" officeooo:rsid="003eb468" style:font-style-asian="italic" style:font-style-complex="italic"/>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officeooo:rsid="0022db4d"/>
    </style:style>
    <style:style style:name="T7" style:family="text">
      <style:text-properties fo:font-variant="normal" fo:text-transform="none" fo:color="#000000" fo:letter-spacing="normal" officeooo:rsid="00271ec9"/>
    </style:style>
    <style:style style:name="T8" style:family="text">
      <style:text-properties fo:font-variant="normal" fo:text-transform="none" fo:color="#000000" fo:letter-spacing="normal" officeooo:rsid="002878bf"/>
    </style:style>
    <style:style style:name="T9" style:family="text">
      <style:text-properties fo:font-variant="normal" fo:text-transform="none" fo:color="#000000" fo:letter-spacing="normal" officeooo:rsid="0029c00f"/>
    </style:style>
    <style:style style:name="T10" style:family="text">
      <style:text-properties fo:font-variant="normal" fo:text-transform="none" fo:color="#000000" fo:letter-spacing="normal" officeooo:rsid="002c363b"/>
    </style:style>
    <style:style style:name="T11" style:family="text">
      <style:text-properties fo:font-variant="normal" fo:text-transform="none" fo:color="#000000" fo:letter-spacing="normal" officeooo:rsid="0046f774"/>
    </style:style>
    <style:style style:name="T12" style:family="text">
      <style:text-properties fo:font-variant="normal" fo:text-transform="none" fo:color="#000000" fo:letter-spacing="normal" officeooo:rsid="00482336"/>
    </style:style>
    <style:style style:name="T13" style:family="text">
      <style:text-properties fo:font-variant="normal" fo:text-transform="none" fo:color="#000000" fo:letter-spacing="normal" officeooo:rsid="00460c0e"/>
    </style:style>
    <style:style style:name="T14" style:family="text">
      <style:text-properties fo:font-variant="normal" fo:text-transform="none" fo:color="#000000" fo:letter-spacing="normal" officeooo:rsid="005788d3"/>
    </style:style>
    <style:style style:name="T15" style:family="text">
      <style:text-properties fo:font-variant="normal" fo:text-transform="none" fo:color="#000000" fo:letter-spacing="normal" officeooo:rsid="00622494"/>
    </style:style>
    <style:style style:name="T16" style:family="text">
      <style:text-properties officeooo:rsid="00204b43"/>
    </style:style>
    <style:style style:name="T17" style:family="text">
      <style:text-properties officeooo:rsid="00217b27"/>
    </style:style>
    <style:style style:name="T18" style:family="text">
      <style:text-properties officeooo:rsid="0022db4d"/>
    </style:style>
    <style:style style:name="T19" style:family="text">
      <style:text-properties officeooo:rsid="0023c1cc"/>
    </style:style>
    <style:style style:name="T20" style:family="text">
      <style:text-properties officeooo:rsid="00271ec9"/>
    </style:style>
    <style:style style:name="T21" style:family="text">
      <style:text-properties officeooo:rsid="0029c00f"/>
    </style:style>
    <style:style style:name="T22" style:family="text">
      <style:text-properties officeooo:rsid="002c363b"/>
    </style:style>
    <style:style style:name="T23" style:family="text">
      <style:text-properties officeooo:rsid="003d6cfd"/>
    </style:style>
    <style:style style:name="T24" style:family="text">
      <style:text-properties officeooo:rsid="003e96c8"/>
    </style:style>
    <style:style style:name="T25" style:family="text">
      <style:text-properties officeooo:rsid="00482336"/>
    </style:style>
    <style:style style:name="T26" style:family="text">
      <style:text-properties officeooo:rsid="001c7a2c"/>
    </style:style>
    <style:style style:name="T27" style:family="text">
      <style:text-properties fo:font-style="italic" style:font-style-asian="italic" style:font-style-complex="italic"/>
    </style:style>
    <style:style style:name="T28" style:family="text">
      <style:text-properties officeooo:rsid="003b8e45"/>
    </style:style>
    <style:style style:name="T29" style:family="text">
      <style:text-properties officeooo:rsid="004bd71a"/>
    </style:style>
    <style:style style:name="T30" style:family="text">
      <style:text-properties officeooo:rsid="004def5c"/>
    </style:style>
    <style:style style:name="T31" style:family="text">
      <style:text-properties officeooo:rsid="004f42a0"/>
    </style:style>
    <style:style style:name="T32" style:family="text">
      <style:text-properties officeooo:rsid="00508efb"/>
    </style:style>
    <style:style style:name="T33" style:family="text">
      <style:text-properties officeooo:rsid="00358fb7"/>
    </style:style>
    <style:style style:name="T34" style:family="text">
      <style:text-properties officeooo:rsid="005c2fef"/>
    </style:style>
    <style:style style:name="T35" style:family="text">
      <style:text-properties officeooo:rsid="00612ad3"/>
    </style:style>
    <style:style style:name="T36" style:family="text">
      <style:text-properties officeooo:rsid="006380c2"/>
    </style:style>
    <style:style style:name="T37" style:family="text">
      <style:text-properties officeooo:rsid="006552fd"/>
    </style:style>
    <style:style style:name="T38" style:family="text">
      <style:text-properties officeooo:rsid="00678962"/>
    </style:style>
    <style:style style:name="T39" style:family="text">
      <style:text-properties officeooo:rsid="00709c61"/>
    </style:style>
    <style:style style:name="fr1" style:family="graphic" style:parent-style-name="Frame">
      <style:graphic-properties style:vertical-pos="middle" style:vertical-rel="page" style:horizontal-pos="center" style:horizontal-rel="pag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7cm" draw:z-index="0">
        <draw:text-box fo:min-height="0.499cm">
          <text:p text:style-name="P71"/>
          <text:p text:style-name="P73">Documentation</text:p>
          <text:p text:style-name="P21"/>
          <text:p text:style-name="P72">API de comparaison des risques</text:p>
          <text:p text:style-name="P21"/>
          <text:p text:style-name="P74">version prototype</text:p>
          <text:p text:style-name="Title"/>
        </draw:text-box>
      </draw:frame>
      <text:p text:style-name="Title"/>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Table des matières</text:p>
          </text:index-title>
          <text:p text:style-name="P98"><text:a xlink:type="simple" xlink:href="#__RefHeading___Toc928_2574467807" text:style-name="Index_20_Link" text:visited-style-name="Index_20_Link">1 Préambule<text:tab/>3</text:a></text:p>
          <text:p text:style-name="P98"><text:a xlink:type="simple" xlink:href="#__RefHeading___Toc1062_5314345" text:style-name="Index_20_Link" text:visited-style-name="Index_20_Link">2 Documentation et client test<text:tab/>3</text:a></text:p>
          <text:p text:style-name="P98"><text:a xlink:type="simple" xlink:href="#__RefHeading___Toc107_1254577888" text:style-name="Index_20_Link" text:visited-style-name="Index_20_Link">3 Opérations possibles<text:tab/>3</text:a></text:p>
          <text:p text:style-name="P97"><text:a xlink:type="simple" xlink:href="#__RefHeading___Toc284_679808503" text:style-name="Index_20_Link" text:visited-style-name="Index_20_Link">3.1 Lister les fiches patient<text:tab/>3</text:a></text:p>
          <text:p text:style-name="P97"><text:a xlink:type="simple" xlink:href="#__RefHeading___Toc286_679808503" text:style-name="Index_20_Link" text:visited-style-name="Index_20_Link">3.2 Récupérer une fiche patient en particulier<text:tab/>4</text:a></text:p>
          <text:p text:style-name="P97"><text:a xlink:type="simple" xlink:href="#__RefHeading___Toc1929_265943343" text:style-name="Index_20_Link" text:visited-style-name="Index_20_Link">3.3 Récupérer les informations sur les paramètres (patient)<text:tab/>4</text:a></text:p>
          <text:p text:style-name="P97"><text:a xlink:type="simple" xlink:href="#__RefHeading___Toc288_679808503" text:style-name="Index_20_Link" text:visited-style-name="Index_20_Link">3.4 Créer une fiche patient<text:tab/>4</text:a></text:p>
          <text:p text:style-name="P97"><text:a xlink:type="simple" xlink:href="#__RefHeading___Toc290_679808503" text:style-name="Index_20_Link" text:visited-style-name="Index_20_Link">3.5 Mettre à jour une fiche patient<text:tab/>5</text:a></text:p>
          <text:p text:style-name="P97"><text:a xlink:type="simple" xlink:href="#__RefHeading___Toc292_679808503" text:style-name="Index_20_Link" text:visited-style-name="Index_20_Link">3.6 Supprimer une fiche patient<text:tab/>5</text:a></text:p>
          <text:p text:style-name="P97"><text:a xlink:type="simple" xlink:href="#__RefHeading___Toc1068_5314345" text:style-name="Index_20_Link" text:visited-style-name="Index_20_Link">3.7 Récupérer toutes les valeurs des paramètres<text:tab/>6</text:a></text:p>
          <text:p text:style-name="P97"><text:a xlink:type="simple" xlink:href="#__RefHeading___Toc1070_5314345" text:style-name="Index_20_Link" text:visited-style-name="Index_20_Link">3.8 Récupérer les informations sur les paramètres (paramètre)<text:tab/>6</text:a></text:p>
          <text:p text:style-name="P97"><text:a xlink:type="simple" xlink:href="#__RefHeading___Toc1072_5314345" text:style-name="Index_20_Link" text:visited-style-name="Index_20_Link">3.9 Récupérer les données pour graphique de type ligne<text:tab/>6</text:a></text:p>
          <text:p text:style-name="P97"><text:a xlink:type="simple" xlink:href="#__RefHeading___Toc1074_5314345" text:style-name="Index_20_Link" text:visited-style-name="Index_20_Link">3.10 Récupérer les données pour graphique de type nuage de point<text:tab/>7</text:a></text:p>
          <text:p text:style-name="P98"><text:a xlink:type="simple" xlink:href="#__RefHeading___Toc1076_5314345" text:style-name="Index_20_Link" text:visited-style-name="Index_20_Link">4 Types rencontrés<text:tab/>7</text:a></text:p>
          <text:p text:style-name="P97"><text:a xlink:type="simple" xlink:href="#__RefHeading___Toc1367_5314345" text:style-name="Index_20_Link" text:visited-style-name="Index_20_Link">4.1 Objet « Patient »<text:tab/>7</text:a></text:p>
          <text:p text:style-name="P99"><text:a xlink:type="simple" xlink:href="#__RefHeading___Toc1369_5314345" text:style-name="Index_20_Link" text:visited-style-name="Index_20_Link">4.1.1 Description objet « patient » et valeurs possibles<text:tab/>7</text:a></text:p>
          <text:p text:style-name="P99"><text:a xlink:type="simple" xlink:href="#__RefHeading___Toc111_1254577888" text:style-name="Index_20_Link" text:visited-style-name="Index_20_Link">4.1.2 Exemple pour objet « patient »<text:tab/>8</text:a></text:p>
          <text:p text:style-name="P97"><text:a xlink:type="simple" xlink:href="#__RefHeading___Toc1078_5314345" text:style-name="Index_20_Link" text:visited-style-name="Index_20_Link">4.2 Objet « paramètre »<text:tab/>8</text:a></text:p>
          <text:p text:style-name="P99"><text:a xlink:type="simple" xlink:href="#__RefHeading___Toc1369_53143451" text:style-name="Index_20_Link" text:visited-style-name="Index_20_Link">4.2.1 Description objet « paramètre »<text:tab/>8</text:a></text:p>
          <text:p text:style-name="P99"><text:a xlink:type="simple" xlink:href="#__RefHeading___Toc1372_5314345" text:style-name="Index_20_Link" text:visited-style-name="Index_20_Link">4.2.2 Exemple pour objet « paramètre »<text:tab/>9</text:a></text:p>
          <text:p text:style-name="P98"><text:a xlink:type="simple" xlink:href="#__RefHeading___Toc1080_5314345" text:style-name="Index_20_Link" text:visited-style-name="Index_20_Link">5 Exemple de retour<text:tab/>9</text:a></text:p>
          <text:p text:style-name="P97"><text:a xlink:type="simple" xlink:href="#__RefHeading___Toc2141_5314345" text:style-name="Index_20_Link" text:visited-style-name="Index_20_Link">5.1 Exemple de retour « liste d’erreurs »<text:tab/>9</text:a></text:p>
          <text:p text:style-name="P97"><text:a xlink:type="simple" xlink:href="#__RefHeading___Toc1320_5314345" text:style-name="Index_20_Link" text:visited-style-name="Index_20_Link">5.2 Exemple de retour « informations sur les paramètres disponibles »<text:tab/>9</text:a></text:p>
          <text:p text:style-name="P97"><text:a xlink:type="simple" xlink:href="#__RefHeading___Toc1082_5314345" text:style-name="Index_20_Link" text:visited-style-name="Index_20_Link">5.3 Exemple de retour « pour graphique »<text:tab/>10</text:a></text:p>
          <text:p text:style-name="P98"><text:a xlink:type="simple" xlink:href="#__RefHeading___Toc1887_5314345" text:style-name="Index_20_Link" text:visited-style-name="Index_20_Link">6 Exemple de code<text:tab/>10</text:a></text:p>
          <text:p text:style-name="P97"><text:a xlink:type="simple" xlink:href="#__RefHeading___Toc1889_5314345" text:style-name="Index_20_Link" text:visited-style-name="Index_20_Link">6.1 Exemple de code pour « Lister les fiches patient »<text:tab/>10</text:a></text:p>
          <text:p text:style-name="P97"><text:a xlink:type="simple" xlink:href="#__RefHeading___Toc2139_5314345" text:style-name="Index_20_Link" text:visited-style-name="Index_20_Link">6.2 Exemple de code pour « Récupérer une fiche patient en particulier»<text:tab/>10</text:a></text:p>
          <text:p text:style-name="P97"><text:a xlink:type="simple" xlink:href="#__RefHeading___Toc2136_265943343" text:style-name="Index_20_Link" text:visited-style-name="Index_20_Link">6.3 Exemple de code pour «  Récupérer les informations sur les paramètres (patient) »<text:tab/>11</text:a></text:p>
          <text:p text:style-name="P97"><text:a xlink:type="simple" xlink:href="#__RefHeading___Toc2137_5314345" text:style-name="Index_20_Link" text:visited-style-name="Index_20_Link">6.4 Exemple de code pour « Créer une fiche patient »<text:tab/>11</text:a></text:p>
          <text:p text:style-name="P97"><text:a xlink:type="simple" xlink:href="#__RefHeading___Toc2135_5314345" text:style-name="Index_20_Link" text:visited-style-name="Index_20_Link">6.5 Exemple de code pour « Mettre à jour une fiche patient »<text:tab/>11</text:a></text:p>
          <text:p text:style-name="P97"><text:a xlink:type="simple" xlink:href="#__RefHeading___Toc2133_5314345" text:style-name="Index_20_Link" text:visited-style-name="Index_20_Link">6.6 Exemple de code pour « Supprimer une fiche patient »<text:tab/>12</text:a></text:p>
          <text:p text:style-name="P97"><text:a xlink:type="simple" xlink:href="#__RefHeading___Toc2131_5314345" text:style-name="Index_20_Link" text:visited-style-name="Index_20_Link">6.7 Exemple de code pour « Récupérer toutes les valeurs des paramètres »<text:tab/>12</text:a></text:p>
          <text:p text:style-name="P97"><text:a xlink:type="simple" xlink:href="#__RefHeading___Toc2129_5314345" text:style-name="Index_20_Link" text:visited-style-name="Index_20_Link">6.8 Exemple de code pour « Récupérer les informations sur les paramètres (paramètre) »<text:tab/>12</text:a></text:p>
          <text:p text:style-name="P97"><text:a xlink:type="simple" xlink:href="#__RefHeading___Toc2127_5314345" text:style-name="Index_20_Link" text:visited-style-name="Index_20_Link">6.9 Exemple de code pour «  Récupérer les données pour graphique de type ligne »<text:tab/>12</text:a></text:p>
          <text:p text:style-name="P97"><text:a xlink:type="simple" xlink:href="#__RefHeading___Toc2125_5314345" text:style-name="Index_20_Link" text:visited-style-name="Index_20_Link">6.10 Exemple de code pour « Récupérer les données pour graphique de type nuage de point »<text:tab/>13</text:a></text:p>
        </text:index-body>
      </text:table-of-content>
      <text:p text:style-name="P7"/>
      <text:h text:style-name="P112" text:outline-level="1"><text:bookmark-start text:name="__RefHeading___Toc928_2574467807"/>Préambule<text:bookmark-end text:name="__RefHeading___Toc928_2574467807"/></text:h>
      <text:p text:style-name="P17">Outil de comparaison des risques encourus par des patients sur base des paramètres médicaux, biométriques et d'assuétudes.</text:p>
      <text:p text:style-name="P18">Le premier objectif de cette API est de gérer un ensemble de « fiche patient », cette fiche étant composée d’un certain nombre de paramètres. Il s’agira donc de pouvoir <text:span text:style-name="T33">créer, lire, écrire ou supprimer un objet « </text:span>patient »<text:span text:style-name="T33">  </text:span>représentant cette fiche d’informations<text:span text:style-name="T33">. (Gestion des données de type CRUD)</text:span></text:p>
      <text:p text:style-name="P19">Le second objectif est de mettre à disposition un ensemble de paramètres afin de pouvoir établir des corrélations entre eux. L’ensemble de paramètres est constitué d’une part des paramètres renseignés dans la fiche patient et d’autre part de paramètres calculés à partir de ceux-ci.</text:p>
      <text:p text:style-name="P19">L’API se charge de la synchronisation entre les fiches patient et des données mises à disposition ainsi que du calcul des paramètres manquant. ( Un patient souhaitant être supprimé de la base de données verra ses données également supprimées des statistiques)</text:p>
      <text:p text:style-name="P19">En plus de fournir les données brutes, l’API possède des fonction<text:span text:style-name="T39">s</text:span> permettant de facilement comparer deux paramètres choisis sous forme de graphique. <text:span text:style-name="T34">Les données sont optimisées pour être utilisées avec Google Chart mais peuvent facilement s’adapter à n’importe quel outil générant des graphiques.</text:span></text:p>
      <text:h text:style-name="P108" text:outline-level="1"><text:bookmark-start text:name="__RefHeading___Toc1062_5314345"/>Documentation et <text:span text:style-name="T23">client </text:span>test<text:bookmark-end text:name="__RefHeading___Toc1062_5314345"/></text:h>
      <text:p text:style-name="P10">Une page de documentation, permettant également de <text:span text:style-name="T34">tester</text:span> les <text:span text:style-name="T34">fonctions</text:span> est disponible.{url_de_base}/swagger</text:p>
      <text:h text:style-name="P111" text:outline-level="1"/>
      <text:h text:style-name="P113" text:outline-level="1"><text:bookmark-start text:name="__RefHeading___Toc107_1254577888"/>Opérations possibles<text:bookmark-end text:name="__RefHeading___Toc107_1254577888"/></text:h>
      <text:h text:style-name="Heading_20_2" text:outline-level="2"><text:bookmark-start text:name="__RefHeading___Toc284_679808503"/>Lister le<text:span text:style-name="T34">s fiches patient</text:span><text:bookmark-end text:name="__RefHeading___Toc284_679808503"/></text:h>
      <table:table table:name="Tableau2" table:style-name="Tableau2">
        <table:table-column table:style-name="Tableau2.A"/>
        <table:table-column table:style-name="Tableau2.B"/>
        <table:table-row>
          <table:table-cell table:style-name="Tableau2.A1" office:value-type="string">
            <text:p text:style-name="P28">Description</text:p>
          </table:table-cell>
          <table:table-cell table:style-name="Tableau2.B1" office:value-type="string">
            <text:p text:style-name="tab_20_a_20_gauche">Liste les <text:span text:style-name="T34">fiches p</text:span>atient<text:span text:style-name="T17">s</text:span></text:p>
          </table:table-cell>
        </table:table-row>
        <table:table-row>
          <table:table-cell table:style-name="Tableau2.A2" office:value-type="string">
            <text:p text:style-name="tab_20_a_20_gauche">Méthode</text:p>
          </table:table-cell>
          <table:table-cell table:style-name="Tableau2.B2" office:value-type="string">
            <text:p text:style-name="tab_20_a_20_gauche">GET</text:p>
          </table:table-cell>
        </table:table-row>
        <table:table-row>
          <table:table-cell table:style-name="Tableau2.A2" office:value-type="string">
            <text:p text:style-name="tab_20_a_20_gauche">URL</text:p>
          </table:table-cell>
          <table:table-cell table:style-name="Tableau2.B2" office:value-type="string">
            <text:p text:style-name="P60"><text:span text:style-name="T28">{url_de_base}</text:span>/api/patient<text:span text:style-name="T30">[?search={search}&amp;limit={limit}]</text:span></text:p>
          </table:table-cell>
        </table:table-row>
        <table:table-row>
          <table:table-cell table:style-name="Tableau2.A2" office:value-type="string">
            <text:p text:style-name="tab_20_a_20_gauche">Paramètres URL</text:p>
          </table:table-cell>
          <table:table-cell table:style-name="Tableau2.B2" office:value-type="string">
            <text:p text:style-name="tab_20_a_20_gauche"><text:span text:style-name="T2">search</text:span> [<text:span text:style-name="T30">optionnel, </text:span>string] (e.g. search=fred)</text:p>
            <text:p text:style-name="P32">- Filtre la liste par le début du nom de famille correspondant.</text:p>
            <text:p text:style-name="tab_20_a_20_gauche"><text:span text:style-name="T27">limit</text:span> [<text:span text:style-name="T30">optionnel, </text:span>integer] (e.g. limit=10)</text:p>
            <text:p text:style-name="P32">- Limite le nombre de Patient dans la liste .</text:p>
          </table:table-cell>
        </table:table-row>
        <table:table-row>
          <table:table-cell table:style-name="Tableau2.A2" office:value-type="string">
            <text:p text:style-name="P42">Paramètres DATA</text:p>
          </table:table-cell>
          <table:table-cell table:style-name="Tableau2.B2" office:value-type="string">
            <text:p text:style-name="contenu_20_grisé">(aucun)</text:p>
          </table:table-cell>
        </table:table-row>
        <table:table-row>
          <table:table-cell table:style-name="Tableau2.A2" office:value-type="string">
            <text:p text:style-name="P22">Succès</text:p>
          </table:table-cell>
          <table:table-cell table:style-name="Tableau2.B2" office:value-type="string">
            <text:p text:style-name="tab_20_a_20_gauche">Code 200</text:p>
            <text:p text:style-name="tab_20_a_20_gauche"><text:span text:style-name="T18">Contenu </text:span><text:span text:style-name="T6">: </text:span><text:span text:style-name="T11">Tableau</text:span><text:span text:style-name="T6"> d’</text:span><text:span text:style-name="T11">objet « patient », e</text:span><text:span text:style-name="T6">n format JSON</text:span></text:p>
            <text:p text:style-name="P61"><text:span text:style-name="T6">E</text:span><text:span text:style-name="T5">xemple : voir </text:span><text:span text:style-name="T5"><text:bookmark-ref text:reference-format="chapter" text:ref-name="__RefHeading___Toc111_1254577888">4.1.2</text:bookmark-ref></text:span></text:p>
          </table:table-cell>
        </table:table-row>
        <table:table-row>
          <table:table-cell table:style-name="Tableau2.A2" office:value-type="string">
            <text:p text:style-name="P22">Erreur</text:p>
          </table:table-cell>
          <table:table-cell table:style-name="Tableau2.B2" office:value-type="string">
            <text:p text:style-name="contenu_20_grisé">(aucun)</text:p>
          </table:table-cell>
        </table:table-row>
        <table:table-row>
          <table:table-cell table:style-name="Tableau2.A2" office:value-type="string">
            <text:p text:style-name="P22">Exemple</text:p>
          </table:table-cell>
          <table:table-cell table:style-name="Tableau2.B2" office:value-type="string">
            <text:p text:style-name="P66">Voir <text:bookmark-ref text:reference-format="chapter" text:ref-name="__RefHeading___Toc1889_5314345">6.1</text:bookmark-ref></text:p>
          </table:table-cell>
        </table:table-row>
      </table:table>
      <text:p text:style-name="Text_20_body"/>
      <text:h text:style-name="Heading_20_2" text:outline-level="2"><text:bookmark-start text:name="__RefHeading___Toc286_679808503"/><text:span text:style-name="T34">Récupérer</text:span> un<text:span text:style-name="T34">e fiche p</text:span>atient <text:span text:style-name="T34">en</text:span> particulier<text:bookmark-end text:name="__RefHeading___Toc286_679808503"/></text:h>
      <table:table table:name="Tableau3" table:style-name="Tableau3">
        <table:table-column table:style-name="Tableau3.A"/>
        <table:table-column table:style-name="Tableau3.B"/>
        <table:table-row>
          <table:table-cell table:style-name="Tableau3.A1" office:value-type="string">
            <text:p text:style-name="P28">Description</text:p>
          </table:table-cell>
          <table:table-cell table:style-name="Tableau3.B1" office:value-type="string">
            <text:p text:style-name="P28"><text:span text:style-name="T34">Récupère</text:span> un <text:span text:style-name="T34">p</text:span>atient particulier (par son id).</text:p>
          </table:table-cell>
        </table:table-row>
        <table:table-row>
          <table:table-cell table:style-name="Tableau3.A2" office:value-type="string">
            <text:p text:style-name="P31">Méthode</text:p>
          </table:table-cell>
          <table:table-cell table:style-name="Tableau3.B2" office:value-type="string">
            <text:p text:style-name="P31">GET</text:p>
          </table:table-cell>
        </table:table-row>
        <table:table-row>
          <table:table-cell table:style-name="Tableau3.A2" office:value-type="string">
            <text:p text:style-name="P31">URL</text:p>
          </table:table-cell>
          <table:table-cell table:style-name="Tableau3.B2" office:value-type="string">
            <text:p text:style-name="P60"><text:span text:style-name="T28">{url_de_base}</text:span>/api/patient/<text:span text:style-name="T19">{id}</text:span></text:p>
          </table:table-cell>
        </table:table-row>
        <table:table-row>
          <table:table-cell table:style-name="Tableau3.A2" office:value-type="string">
            <text:p text:style-name="P31">Paramètres URL</text:p>
          </table:table-cell>
          <table:table-cell table:style-name="Tableau3.B2" office:value-type="string">
            <text:p text:style-name="P62"><text:span text:style-name="T3">id</text:span> [<text:span text:style-name="T30">requis, integer</text:span>]</text:p>
            <text:p text:style-name="P63">- identifiant de l’objet</text:p>
          </table:table-cell>
        </table:table-row>
        <table:table-row>
          <table:table-cell table:style-name="Tableau3.A2" office:value-type="string">
            <text:p text:style-name="P43">Paramètres DATA</text:p>
          </table:table-cell>
          <table:table-cell table:style-name="Tableau3.B2" office:value-type="string">
            <text:p text:style-name="contenu_20_grisé">(aucun)</text:p>
          </table:table-cell>
        </table:table-row>
        <table:table-row>
          <table:table-cell table:style-name="Tableau3.A2" office:value-type="string">
            <text:p text:style-name="P23">Succès</text:p>
          </table:table-cell>
          <table:table-cell table:style-name="Tableau3.B2" office:value-type="string">
            <text:p text:style-name="P31">Code : 200</text:p>
            <text:p text:style-name="P31"><text:span text:style-name="T18">Contenu </text:span><text:span text:style-name="T6">: « </text:span><text:span text:style-name="T11">objet patient »,</text:span><text:span text:style-name="T6"> en format JSON</text:span></text:p>
            <text:p text:style-name="P61"><text:span text:style-name="T6">Exemple : voir </text:span><text:span text:style-name="T5"><text:bookmark-ref text:reference-format="chapter" text:ref-name="__RefHeading___Toc111_1254577888">4.1.2</text:bookmark-ref></text:span></text:p>
          </table:table-cell>
        </table:table-row>
        <table:table-row>
          <table:table-cell table:style-name="Tableau3.A2" office:value-type="string">
            <text:p text:style-name="P23">Erreur</text:p>
          </table:table-cell>
          <table:table-cell table:style-name="Tableau3.B2" office:value-type="string">
            <text:p text:style-name="P33">Code <text:span text:style-name="T20">404</text:span></text:p>
            <text:p text:style-name="P33"><text:span text:style-name="T18">Contenu </text:span><text:span text:style-name="T6">: </text:span><text:span text:style-name="T7">description de l’erreur </text:span><text:span text:style-name="T6">en format </text:span><text:span text:style-name="T7">string</text:span></text:p>
          </table:table-cell>
        </table:table-row>
        <table:table-row>
          <table:table-cell table:style-name="Tableau3.A2" office:value-type="string">
            <text:p text:style-name="P23">Exemple</text:p>
          </table:table-cell>
          <table:table-cell table:style-name="Tableau3.B2" office:value-type="string">
            <text:p text:style-name="P67">Voir <text:bookmark-ref text:reference-format="chapter" text:ref-name="__RefHeading___Toc2139_5314345">6.2</text:bookmark-ref></text:p>
          </table:table-cell>
        </table:table-row>
      </table:table>
      <text:p text:style-name="P9"/>
      <text:h text:style-name="P100" text:outline-level="2"><text:bookmark-start text:name="__RefHeading___Toc1929_265943343"/><text:span text:style-name="T1">Récupérer les informations sur les</text:span> paramètres <text:span text:style-name="T1">(patient)</text:span><text:bookmark-end text:name="__RefHeading___Toc1929_265943343"/></text:h>
      <table:table table:name="Tableau13" table:style-name="Tableau13">
        <table:table-column table:style-name="Tableau13.A"/>
        <table:table-column table:style-name="Tableau13.B"/>
        <table:table-row>
          <table:table-cell table:style-name="Tableau13.A1" office:value-type="string">
            <text:p text:style-name="P30">Description</text:p>
          </table:table-cell>
          <table:table-cell table:style-name="Tableau13.B1" office:value-type="string">
            <text:p text:style-name="P69">Récupère les informations sur les paramètres disponibles ( objet « patient » )</text:p>
          </table:table-cell>
        </table:table-row>
        <table:table-row>
          <table:table-cell table:style-name="Tableau13.A2" office:value-type="string">
            <text:p text:style-name="P70">Méthode</text:p>
          </table:table-cell>
          <table:table-cell table:style-name="Tableau13.B2" office:value-type="string">
            <text:p text:style-name="P70">GET</text:p>
          </table:table-cell>
        </table:table-row>
        <table:table-row>
          <table:table-cell table:style-name="Tableau13.A2" office:value-type="string">
            <text:p text:style-name="P70">URL</text:p>
          </table:table-cell>
          <table:table-cell table:style-name="Tableau13.B2" office:value-type="string">
            <text:p text:style-name="P52"><text:span text:style-name="T28">{url_de_base}</text:span>/api/<text:span text:style-name="T1">patient</text:span>/info</text:p>
          </table:table-cell>
        </table:table-row>
        <table:table-row>
          <table:table-cell table:style-name="Tableau13.A2" office:value-type="string">
            <text:p text:style-name="P70">Paramètres URL</text:p>
          </table:table-cell>
          <table:table-cell table:style-name="Tableau13.B2" office:value-type="string">
            <text:p text:style-name="P84">(aucun)</text:p>
          </table:table-cell>
        </table:table-row>
        <table:table-row>
          <table:table-cell table:style-name="Tableau13.A2" office:value-type="string">
            <text:p text:style-name="P45">Paramètres DATA</text:p>
          </table:table-cell>
          <table:table-cell table:style-name="Tableau13.B2" office:value-type="string">
            <text:p text:style-name="P84">(aucun)</text:p>
          </table:table-cell>
        </table:table-row>
        <table:table-row>
          <table:table-cell table:style-name="Tableau13.A2" office:value-type="string">
            <text:p text:style-name="P27">Succès</text:p>
          </table:table-cell>
          <table:table-cell table:style-name="Tableau13.B2" office:value-type="string">
            <text:p text:style-name="P70">Code 200</text:p>
            <text:p text:style-name="P70"><text:span text:style-name="T18">Contenu </text:span><text:span text:style-name="T6">: </text:span><text:span text:style-name="T15">objet représentant les informations sur les paramètres</text:span><text:span text:style-name="T13">,</text:span><text:span text:style-name="T6"> en format JSON</text:span></text:p>
            <text:p text:style-name="P58"><text:soft-page-break/><text:span text:style-name="T6">E</text:span><text:span text:style-name="T5">xemple : voir </text:span><text:span text:style-name="T5"><text:bookmark-ref text:reference-format="chapter" text:ref-name="__RefHeading___Toc1320_5314345">5.2</text:bookmark-ref></text:span></text:p>
          </table:table-cell>
        </table:table-row>
        <table:table-row>
          <table:table-cell table:style-name="Tableau13.A2" office:value-type="string">
            <text:p text:style-name="P27">Erreur</text:p>
          </table:table-cell>
          <table:table-cell table:style-name="Tableau13.B2" office:value-type="string">
            <text:p text:style-name="P84">(aucun)</text:p>
          </table:table-cell>
        </table:table-row>
        <table:table-row>
          <table:table-cell table:style-name="Tableau13.A2" office:value-type="string">
            <text:p text:style-name="P27">Exemple</text:p>
          </table:table-cell>
          <table:table-cell table:style-name="Tableau13.B2" office:value-type="string">
            <text:p text:style-name="P68">Voir <text:bookmark-ref text:reference-format="chapter" text:ref-name="__RefHeading___Toc2136_265943343">6.3</text:bookmark-ref></text:p>
          </table:table-cell>
        </table:table-row>
      </table:table>
      <text:p text:style-name="Text_20_body"/>
      <text:h text:style-name="P100" text:outline-level="2"><text:bookmark-start text:name="__RefHeading___Toc288_679808503"/>Créer un<text:span text:style-name="T34">e fiche p</text:span>atient<text:bookmark-end text:name="__RefHeading___Toc288_679808503"/></text:h>
      <table:table table:name="Tableau4" table:style-name="Tableau4">
        <table:table-column table:style-name="Tableau4.A"/>
        <table:table-column table:style-name="Tableau4.B"/>
        <table:table-row>
          <table:table-cell table:style-name="Tableau4.A1" office:value-type="string">
            <text:p text:style-name="P28">Description</text:p>
          </table:table-cell>
          <table:table-cell table:style-name="Tableau4.B1" office:value-type="string">
            <text:p text:style-name="P32">Crée un<text:span text:style-name="T34">e</text:span> <text:span text:style-name="T34">fiche p</text:span>atient</text:p>
          </table:table-cell>
        </table:table-row>
        <table:table-row>
          <table:table-cell table:style-name="Tableau4.A2" office:value-type="string">
            <text:p text:style-name="P31">Méthode</text:p>
          </table:table-cell>
          <table:table-cell table:style-name="Tableau4.B2" office:value-type="string">
            <text:p text:style-name="P28">POST</text:p>
          </table:table-cell>
        </table:table-row>
        <table:table-row>
          <table:table-cell table:style-name="Tableau4.A2" office:value-type="string">
            <text:p text:style-name="P31">URL</text:p>
          </table:table-cell>
          <table:table-cell table:style-name="Tableau4.B2" office:value-type="string">
            <text:p text:style-name="P60"><text:span text:style-name="T28">{url_de_base}</text:span>/api/patient</text:p>
          </table:table-cell>
        </table:table-row>
        <table:table-row>
          <table:table-cell table:style-name="Tableau4.A2" office:value-type="string">
            <text:p text:style-name="P31">Paramètres URL</text:p>
          </table:table-cell>
          <table:table-cell table:style-name="Tableau4.B2" office:value-type="string">
            <text:p text:style-name="contenu_20_grisé">(aucun)</text:p>
          </table:table-cell>
        </table:table-row>
        <table:table-row>
          <table:table-cell table:style-name="Tableau4.A2" office:value-type="string">
            <text:p text:style-name="P43">Paramètres DATA</text:p>
          </table:table-cell>
          <table:table-cell table:style-name="Tableau4.B2" office:value-type="string">
            <text:p text:style-name="P37"><text:span text:style-name="T6">« </text:span><text:span text:style-name="T11">objet patient »,</text:span> en format JSON ( id=0 )</text:p>
          </table:table-cell>
        </table:table-row>
        <table:table-row>
          <table:table-cell table:style-name="Tableau4.A2" office:value-type="string">
            <text:p text:style-name="P23">Succès</text:p>
          </table:table-cell>
          <table:table-cell table:style-name="Tableau4.B2" office:value-type="string">
            <text:p text:style-name="P31">Code 200</text:p>
            <text:p text:style-name="P55"><text:span text:style-name="T18">Contenu </text:span><text:span text:style-name="T6">: « </text:span><text:span text:style-name="T11">objet patient »</text:span><text:span text:style-name="T6"> </text:span><text:span text:style-name="T8">nouvellement créé (avec son id), </text:span><text:span text:style-name="T12">en format JSON</text:span></text:p>
            <text:p text:style-name="P61"><text:span text:style-name="T6">E</text:span><text:span text:style-name="T12">xemple : voir </text:span><text:span text:style-name="T5"><text:bookmark-ref text:reference-format="chapter" text:ref-name="__RefHeading___Toc111_1254577888">4.1.2</text:bookmark-ref></text:span></text:p>
          </table:table-cell>
        </table:table-row>
        <table:table-row>
          <table:table-cell table:style-name="Tableau4.A2" office:value-type="string">
            <text:p text:style-name="P23">Erreur</text:p>
          </table:table-cell>
          <table:table-cell table:style-name="Tableau4.B2" office:value-type="string">
            <text:p text:style-name="P33">Code <text:span text:style-name="T20">400</text:span></text:p>
            <text:p text:style-name="P24">Contenu <text:span text:style-name="T5">: </text:span><text:span text:style-name="T7">description de l’erreur </text:span><text:span text:style-name="T5">en format </text:span><text:span text:style-name="T7">string</text:span></text:p>
            <text:p text:style-name="P46">OU</text:p>
            <text:p text:style-name="P33">Code <text:span text:style-name="T20">400</text:span></text:p>
            <text:p text:style-name="P34"><text:span text:style-name="T6">Contenu : </text:span><text:span text:style-name="T5">Liste d’erreur, tableau de string en format JSON</text:span></text:p>
            <text:p text:style-name="P33"><text:span text:style-name="T7">Exemple : </text:span><text:span text:style-name="T14">voir </text:span><text:span text:style-name="T14"><text:bookmark-ref text:reference-format="chapter" text:ref-name="__RefHeading___Toc2141_5314345">5.1</text:bookmark-ref></text:span></text:p>
          </table:table-cell>
        </table:table-row>
        <table:table-row>
          <table:table-cell table:style-name="Tableau4.A2" office:value-type="string">
            <text:p text:style-name="tab_20_a_20_gauche">Exemple</text:p>
          </table:table-cell>
          <table:table-cell table:style-name="Tableau4.B2" office:value-type="string">
            <text:p text:style-name="P67">Voir <text:bookmark-ref text:reference-format="chapter" text:ref-name="__RefHeading___Toc2137_5314345">6.4</text:bookmark-ref></text:p>
          </table:table-cell>
        </table:table-row>
        <table:table-row>
          <table:table-cell table:style-name="Tableau4.A2" office:value-type="string">
            <text:p text:style-name="P28">Notes</text:p>
          </table:table-cell>
          <table:table-cell table:style-name="Tableau4.B2" office:value-type="string">
            <text:p text:style-name="important">L’id doit être égal à 0. </text:p>
          </table:table-cell>
        </table:table-row>
      </table:table>
      <text:p text:style-name="P9"/>
      <text:h text:style-name="Heading_20_2" text:outline-level="2"><text:bookmark-start text:name="__RefHeading___Toc290_679808503"/>Mettre à jour un<text:span text:style-name="T34">e fiche</text:span> <text:span text:style-name="T34">p</text:span>atient<text:bookmark-end text:name="__RefHeading___Toc290_679808503"/></text:h>
      <table:table table:name="Tableau5" table:style-name="Tableau5">
        <table:table-column table:style-name="Tableau5.A"/>
        <table:table-column table:style-name="Tableau5.B"/>
        <table:table-row>
          <table:table-cell table:style-name="Tableau5.A1" office:value-type="string">
            <text:p text:style-name="P28">Description</text:p>
          </table:table-cell>
          <table:table-cell table:style-name="Tableau5.B1" office:value-type="string">
            <text:p text:style-name="P39">Met à jour un<text:span text:style-name="T34">e fiche</text:span> <text:span text:style-name="T34">p</text:span>atient</text:p>
          </table:table-cell>
        </table:table-row>
        <table:table-row>
          <table:table-cell table:style-name="Tableau5.A2" office:value-type="string">
            <text:p text:style-name="P31">Méthode</text:p>
          </table:table-cell>
          <table:table-cell table:style-name="Tableau5.B2" office:value-type="string">
            <text:p text:style-name="P28">PUT</text:p>
          </table:table-cell>
        </table:table-row>
        <table:table-row>
          <table:table-cell table:style-name="Tableau5.A2" office:value-type="string">
            <text:p text:style-name="P31">URL</text:p>
          </table:table-cell>
          <table:table-cell table:style-name="Tableau5.B2" office:value-type="string">
            <text:p text:style-name="P60"><text:span text:style-name="T28">{url_de_base}</text:span>/api/patient/<text:span text:style-name="T19">{id}</text:span></text:p>
          </table:table-cell>
        </table:table-row>
        <table:table-row>
          <table:table-cell table:style-name="Tableau5.A2" office:value-type="string">
            <text:p text:style-name="P31">Paramètres URL</text:p>
          </table:table-cell>
          <table:table-cell table:style-name="Tableau5.B2" office:value-type="string">
            <text:p text:style-name="P62"><text:span text:style-name="T3">id</text:span> [<text:span text:style-name="T30">requis, integer</text:span>]</text:p>
            <text:p text:style-name="P63">- identifiant de l’objet</text:p>
          </table:table-cell>
        </table:table-row>
        <table:table-row>
          <table:table-cell table:style-name="Tableau5.A2" office:value-type="string">
            <text:p text:style-name="P43">Paramètres DATA</text:p>
          </table:table-cell>
          <table:table-cell table:style-name="Tableau5.B2" office:value-type="string">
            <text:p text:style-name="P36"><text:span text:style-name="T6">« </text:span><text:span text:style-name="T11">objet patient », </text:span>en format JSON</text:p>
            <text:p text:style-name="P61"><text:span text:style-name="T6">E</text:span><text:span text:style-name="T5">xemple : voir </text:span><text:span text:style-name="T5"><text:bookmark-ref text:reference-format="chapter" text:ref-name="__RefHeading___Toc111_1254577888">4.1.2</text:bookmark-ref></text:span></text:p>
          </table:table-cell>
        </table:table-row>
        <table:table-row>
          <table:table-cell table:style-name="Tableau5.A2" office:value-type="string">
            <text:p text:style-name="P23">Succès</text:p>
          </table:table-cell>
          <table:table-cell table:style-name="Tableau5.B2" office:value-type="string">
            <text:p text:style-name="P31">Code 20<text:span text:style-name="T21">4</text:span></text:p>
            <text:p text:style-name="P31"><text:span text:style-name="T18">Contenu </text:span><text:span text:style-name="T6">: </text:span><text:span text:style-name="T9">aucun </text:span><text:span text:style-name="T10">(No Cotent)</text:span></text:p>
          </table:table-cell>
        </table:table-row>
        <table:table-row>
          <table:table-cell table:style-name="Tableau5.A2" office:value-type="string">
            <text:p text:style-name="P23">Erreur</text:p>
          </table:table-cell>
          <table:table-cell table:style-name="Tableau5.B2" office:value-type="string">
            <text:p text:style-name="P40">Code <text:span text:style-name="T20">400</text:span></text:p>
            <text:p text:style-name="P47">Contenu : description de l’erreur, en format string</text:p>
            <text:p text:style-name="P38"><text:span text:style-name="T7">O</text:span><text:span text:style-name="T5">U</text:span></text:p>
            <text:p text:style-name="P40">Code <text:span text:style-name="T20">400</text:span></text:p>
            <text:p text:style-name="P35"><text:span text:style-name="T6">Contenu : </text:span><text:span text:style-name="T5">Liste d’erreur, tableau de string, en format JSON</text:span></text:p>
            <text:p text:style-name="P49">Exemple : Voir créer un patient</text:p>
            <text:p text:style-name="P38"><text:span text:style-name="T7">O</text:span><text:span text:style-name="T5">U</text:span></text:p>
            <text:p text:style-name="P40">Code <text:span text:style-name="T20">404</text:span></text:p>
            <text:p text:style-name="P25"><text:span text:style-name="T5">Contenu : </text:span><text:span text:style-name="T7">description de l’erreur, </text:span><text:span text:style-name="T5">en format </text:span><text:span text:style-name="T7">string</text:span></text:p>
          </table:table-cell>
        </table:table-row>
        <table:table-row>
          <table:table-cell table:style-name="Tableau5.A2" office:value-type="string">
            <text:p text:style-name="P23">Exemple</text:p>
          </table:table-cell>
          <table:table-cell table:style-name="Tableau5.B2" office:value-type="string">
            <text:p text:style-name="P67">Voir <text:bookmark-ref text:reference-format="chapter" text:ref-name="__RefHeading___Toc2135_5314345">6.5</text:bookmark-ref></text:p>
          </table:table-cell>
        </table:table-row>
      </table:table>
      <text:h text:style-name="Heading_20_2" text:outline-level="2"><text:bookmark-start text:name="__RefHeading___Toc292_679808503"/><text:soft-page-break/>Supprimer un<text:span text:style-name="T34">e fiche</text:span> <text:span text:style-name="T34">p</text:span>atient<text:bookmark-end text:name="__RefHeading___Toc292_679808503"/></text:h>
      <table:table table:name="Tableau6" table:style-name="Tableau6">
        <table:table-column table:style-name="Tableau6.A"/>
        <table:table-column table:style-name="Tableau6.B"/>
        <table:table-row>
          <table:table-cell table:style-name="Tableau6.A1" office:value-type="string">
            <text:p text:style-name="P28">Description</text:p>
          </table:table-cell>
          <table:table-cell table:style-name="Tableau6.B1" office:value-type="string">
            <text:p text:style-name="P31"><text:span text:style-name="T22">Supprime une fiche p</text:span>atient</text:p>
          </table:table-cell>
        </table:table-row>
        <table:table-row>
          <table:table-cell table:style-name="Tableau6.A2" office:value-type="string">
            <text:p text:style-name="P31">Méthode</text:p>
          </table:table-cell>
          <table:table-cell table:style-name="Tableau6.B2" office:value-type="string">
            <text:p text:style-name="P28">DELETE</text:p>
          </table:table-cell>
        </table:table-row>
        <table:table-row>
          <table:table-cell table:style-name="Tableau6.A2" office:value-type="string">
            <text:p text:style-name="P31">URL</text:p>
          </table:table-cell>
          <table:table-cell table:style-name="Tableau6.B2" office:value-type="string">
            <text:p text:style-name="P60"><text:span text:style-name="T28">{url_de_base}</text:span>/api/patient/<text:span text:style-name="T19">{id}</text:span></text:p>
          </table:table-cell>
        </table:table-row>
        <table:table-row>
          <table:table-cell table:style-name="Tableau6.A2" office:value-type="string">
            <text:p text:style-name="P31">Paramètres URL</text:p>
          </table:table-cell>
          <table:table-cell table:style-name="Tableau6.B2" office:value-type="string">
            <text:p text:style-name="P62"><text:span text:style-name="T3">id</text:span> [<text:span text:style-name="T30">requis, integer</text:span>]</text:p>
            <text:p text:style-name="P63">- identifiant de l’objet</text:p>
          </table:table-cell>
        </table:table-row>
        <table:table-row>
          <table:table-cell table:style-name="Tableau6.A2" office:value-type="string">
            <text:p text:style-name="P43">Paramètres DATA</text:p>
          </table:table-cell>
          <table:table-cell table:style-name="Tableau6.B2" office:value-type="string">
            <text:p text:style-name="contenu_20_grisé">(aucun)</text:p>
          </table:table-cell>
        </table:table-row>
        <table:table-row>
          <table:table-cell table:style-name="Tableau6.A2" office:value-type="string">
            <text:p text:style-name="P23">Succès</text:p>
          </table:table-cell>
          <table:table-cell table:style-name="Tableau6.B2" office:value-type="string">
            <text:p text:style-name="P31">Code 20<text:span text:style-name="T21">4</text:span></text:p>
            <text:p text:style-name="P41"><text:span text:style-name="T6">Contenu : </text:span><text:span text:style-name="T9">aucun </text:span><text:span text:style-name="T10">(No Cotent)</text:span></text:p>
          </table:table-cell>
        </table:table-row>
        <table:table-row>
          <table:table-cell table:style-name="Tableau6.A2" office:value-type="string">
            <text:p text:style-name="P23">Erreur</text:p>
          </table:table-cell>
          <table:table-cell table:style-name="Tableau6.B2" office:value-type="string">
            <text:p text:style-name="contenu_20_grisé">(aucun)</text:p>
          </table:table-cell>
        </table:table-row>
        <table:table-row>
          <table:table-cell table:style-name="Tableau6.A2" office:value-type="string">
            <text:p text:style-name="P23">Exemple</text:p>
          </table:table-cell>
          <table:table-cell table:style-name="Tableau6.B2" office:value-type="string">
            <text:p text:style-name="P67">Voir <text:bookmark-ref text:reference-format="chapter" text:ref-name="__RefHeading___Toc2133_5314345">6.6</text:bookmark-ref></text:p>
          </table:table-cell>
        </table:table-row>
      </table:table>
      <text:p text:style-name="Text_20_body"/>
      <text:h text:style-name="P100" text:outline-level="2"><text:bookmark-start text:name="__RefHeading___Toc1068_5314345"/>Récupérer <text:span text:style-name="T32">toutes</text:span> les <text:span text:style-name="T32">valeurs des paramètres</text:span><text:bookmark-end text:name="__RefHeading___Toc1068_5314345"/></text:h>
      <table:table table:name="Tableau7" table:style-name="Tableau7">
        <table:table-column table:style-name="Tableau7.A"/>
        <table:table-column table:style-name="Tableau7.B"/>
        <table:table-row>
          <table:table-cell table:style-name="Tableau7.A1" office:value-type="string">
            <text:p text:style-name="P29">Description</text:p>
          </table:table-cell>
          <table:table-cell table:style-name="Tableau7.B1" office:value-type="string">
            <text:p text:style-name="P53">Liste <text:span text:style-name="T32">toutes les</text:span> <text:span text:style-name="T32">valeurs des paramètres.</text:span></text:p>
            <text:p text:style-name="P53">Utile dans le cas où le client souhaite traiter les données par lui-même.</text:p>
          </table:table-cell>
        </table:table-row>
        <table:table-row>
          <table:table-cell table:style-name="Tableau7.A2" office:value-type="string">
            <text:p text:style-name="P50">Méthode</text:p>
          </table:table-cell>
          <table:table-cell table:style-name="Tableau7.B2" office:value-type="string">
            <text:p text:style-name="P50">GET</text:p>
          </table:table-cell>
        </table:table-row>
        <table:table-row>
          <table:table-cell table:style-name="Tableau7.A2" office:value-type="string">
            <text:p text:style-name="P50">URL</text:p>
          </table:table-cell>
          <table:table-cell table:style-name="Tableau7.B2" office:value-type="string">
            <text:p text:style-name="P51"><text:span text:style-name="T28">{url_de_base}</text:span>/api/parametre</text:p>
          </table:table-cell>
        </table:table-row>
        <table:table-row>
          <table:table-cell table:style-name="Tableau7.A2" office:value-type="string">
            <text:p text:style-name="P50">Paramètres URL</text:p>
          </table:table-cell>
          <table:table-cell table:style-name="Tableau7.B2" office:value-type="string">
            <text:p text:style-name="contenu_20_grisé">(aucun)</text:p>
          </table:table-cell>
        </table:table-row>
        <table:table-row>
          <table:table-cell table:style-name="Tableau7.A2" office:value-type="string">
            <text:p text:style-name="P44">Paramètres DATA</text:p>
          </table:table-cell>
          <table:table-cell table:style-name="Tableau7.B2" office:value-type="string">
            <text:p text:style-name="P83">(aucun)</text:p>
          </table:table-cell>
        </table:table-row>
        <table:table-row>
          <table:table-cell table:style-name="Tableau7.A2" office:value-type="string">
            <text:p text:style-name="P26">Succès</text:p>
          </table:table-cell>
          <table:table-cell table:style-name="Tableau7.B2" office:value-type="string">
            <text:p text:style-name="P50">Code 200</text:p>
            <text:p text:style-name="P55"><text:span text:style-name="T18">Contenu </text:span><text:span text:style-name="T6">: </text:span><text:span text:style-name="T12">tableau</text:span><text:span text:style-name="T6"> de « </text:span><text:span text:style-name="T11">objet </text:span><text:span text:style-name="T12">paramètre </text:span><text:span text:style-name="T11">»,</text:span><text:span text:style-name="T6"> en format JSON</text:span></text:p>
            <text:p text:style-name="P57"><text:span text:style-name="T6">E</text:span><text:span text:style-name="T5">xemple : voir </text:span><text:span text:style-name="T5"><text:bookmark-ref text:reference-format="chapter" text:ref-name="__RefHeading___Toc1372_5314345">4.2.2</text:bookmark-ref></text:span></text:p>
          </table:table-cell>
        </table:table-row>
        <table:table-row>
          <table:table-cell table:style-name="Tableau7.A2" office:value-type="string">
            <text:p text:style-name="P26">Erreur</text:p>
          </table:table-cell>
          <table:table-cell table:style-name="Tableau7.B2" office:value-type="string">
            <text:p text:style-name="P83">(aucun)</text:p>
          </table:table-cell>
        </table:table-row>
        <table:table-row>
          <table:table-cell table:style-name="Tableau7.A2" office:value-type="string">
            <text:p text:style-name="P26">Exemple</text:p>
          </table:table-cell>
          <table:table-cell table:style-name="Tableau7.B2" office:value-type="string">
            <text:p text:style-name="P67">Voir <text:bookmark-ref text:reference-format="chapter" text:ref-name="__RefHeading___Toc2131_5314345">6.7</text:bookmark-ref></text:p>
          </table:table-cell>
        </table:table-row>
      </table:table>
      <text:p text:style-name="P11"/>
      <text:h text:style-name="Heading_20_2" text:outline-level="2"><text:bookmark-start text:name="__RefHeading___Toc1070_5314345"/><text:span text:style-name="T1">Récupérer les informations sur les</text:span> paramètres <text:span text:style-name="T1">(paramètre)</text:span><text:bookmark-end text:name="__RefHeading___Toc1070_5314345"/></text:h>
      <table:table table:name="Tableau8" table:style-name="Tableau8">
        <table:table-column table:style-name="Tableau8.A"/>
        <table:table-column table:style-name="Tableau8.B"/>
        <table:table-row>
          <table:table-cell table:style-name="Tableau8.A1" office:value-type="string">
            <text:p text:style-name="P29">Description</text:p>
          </table:table-cell>
          <table:table-cell table:style-name="Tableau8.B1" office:value-type="string">
            <text:p text:style-name="P69">Récupère les informations sur les paramètres disponibles (objet « «paramètre »)</text:p>
          </table:table-cell>
        </table:table-row>
        <table:table-row>
          <table:table-cell table:style-name="Tableau8.A2" office:value-type="string">
            <text:p text:style-name="P50">Méthode</text:p>
          </table:table-cell>
          <table:table-cell table:style-name="Tableau8.B2" office:value-type="string">
            <text:p text:style-name="P50">GET</text:p>
          </table:table-cell>
        </table:table-row>
        <table:table-row>
          <table:table-cell table:style-name="Tableau8.A2" office:value-type="string">
            <text:p text:style-name="P50">URL</text:p>
          </table:table-cell>
          <table:table-cell table:style-name="Tableau8.B2" office:value-type="string">
            <text:p text:style-name="P51"><text:span text:style-name="T28">{url_de_base}</text:span>/api/parametre/info</text:p>
          </table:table-cell>
        </table:table-row>
        <table:table-row>
          <table:table-cell table:style-name="Tableau8.A2" office:value-type="string">
            <text:p text:style-name="P50">Paramètres URL</text:p>
          </table:table-cell>
          <table:table-cell table:style-name="Tableau8.B2" office:value-type="string">
            <text:p text:style-name="contenu_20_grisé">(aucun)</text:p>
          </table:table-cell>
        </table:table-row>
        <table:table-row>
          <table:table-cell table:style-name="Tableau8.A2" office:value-type="string">
            <text:p text:style-name="P44">Paramètres DATA</text:p>
          </table:table-cell>
          <table:table-cell table:style-name="Tableau8.B2" office:value-type="string">
            <text:p text:style-name="P83">(aucun)</text:p>
          </table:table-cell>
        </table:table-row>
        <table:table-row>
          <table:table-cell table:style-name="Tableau8.A2" office:value-type="string">
            <text:p text:style-name="P26">Succès</text:p>
          </table:table-cell>
          <table:table-cell table:style-name="Tableau8.B2" office:value-type="string">
            <text:p text:style-name="P50">Code 200</text:p>
            <text:p text:style-name="P59"><text:span text:style-name="T18">Contenu </text:span><text:span text:style-name="T6">: </text:span><text:span text:style-name="T15">objet représentant les informations sur les paramètres</text:span><text:span text:style-name="T13">,</text:span><text:span text:style-name="T6"> en format JSON</text:span></text:p>
            <text:p text:style-name="P57"><text:span text:style-name="T6">E</text:span><text:span text:style-name="T5">xemple : voir </text:span><text:span text:style-name="T5"><text:bookmark-ref text:reference-format="chapter" text:ref-name="__RefHeading___Toc1320_5314345">5.2</text:bookmark-ref></text:span></text:p>
          </table:table-cell>
        </table:table-row>
        <table:table-row>
          <table:table-cell table:style-name="Tableau8.A2" office:value-type="string">
            <text:p text:style-name="P26">Erreur</text:p>
          </table:table-cell>
          <table:table-cell table:style-name="Tableau8.B2" office:value-type="string">
            <text:p text:style-name="P83">(aucun)</text:p>
          </table:table-cell>
        </table:table-row>
        <table:table-row>
          <table:table-cell table:style-name="Tableau8.A2" office:value-type="string">
            <text:p text:style-name="P26">Exemple</text:p>
          </table:table-cell>
          <table:table-cell table:style-name="Tableau8.B2" office:value-type="string">
            <text:p text:style-name="P67">Voir <text:bookmark-ref text:reference-format="chapter" text:ref-name="__RefHeading___Toc2129_5314345">6.8</text:bookmark-ref></text:p>
          </table:table-cell>
        </table:table-row>
      </table:table>
      <text:p text:style-name="P11"/>
      <text:h text:style-name="Heading_20_2" text:outline-level="2"><text:bookmark-start text:name="__RefHeading___Toc1072_5314345"/><text:soft-page-break/><text:span text:style-name="T24">Récupérer les d</text:span>onnées pour graphique de type ligne<text:bookmark-end text:name="__RefHeading___Toc1072_5314345"/></text:h>
      <table:table table:name="Tableau9" table:style-name="Tableau9">
        <table:table-column table:style-name="Tableau9.A"/>
        <table:table-column table:style-name="Tableau9.B"/>
        <table:table-row>
          <table:table-cell table:style-name="Tableau9.A1" office:value-type="string">
            <text:p text:style-name="P29">Description</text:p>
          </table:table-cell>
          <table:table-cell table:style-name="Tableau9.B1" office:value-type="string">
            <text:p text:style-name="P54">Retourne un ensemble de point destinés à alimenter un graphique de type "ligne"</text:p>
            <text:p text:style-name="P54">L'abscisse et l'ordonnée sont choisies parmi les paramètres.</text:p>
          </table:table-cell>
        </table:table-row>
        <table:table-row>
          <table:table-cell table:style-name="Tableau9.A2" office:value-type="string">
            <text:p text:style-name="P50">Méthode</text:p>
          </table:table-cell>
          <table:table-cell table:style-name="Tableau9.B2" office:value-type="string">
            <text:p text:style-name="P50">GET</text:p>
          </table:table-cell>
        </table:table-row>
        <table:table-row>
          <table:table-cell table:style-name="Tableau9.A2" office:value-type="string">
            <text:p text:style-name="P50">URL</text:p>
          </table:table-cell>
          <table:table-cell table:style-name="Tableau9.B2" office:value-type="string">
            <text:p text:style-name="P51"><text:span text:style-name="T28">{url_de_base}</text:span>/api/parametre/line_chart/{abscisse}/{ordonnee}</text:p>
          </table:table-cell>
        </table:table-row>
        <table:table-row>
          <table:table-cell table:style-name="Tableau9.A2" office:value-type="string">
            <text:p text:style-name="P50">Paramètres URL</text:p>
          </table:table-cell>
          <table:table-cell table:style-name="Tableau9.B2" office:value-type="string">
            <text:p text:style-name="P65"><text:span text:style-name="T4">abscisse</text:span> [<text:span text:style-name="T30">requis, string</text:span>]</text:p>
            <text:p text:style-name="P64">- Abscisse du graphique, doit être un des nom des paramètres disponibles</text:p>
            <text:p text:style-name="P65"><text:span text:style-name="T4">ordonnee</text:span> [<text:span text:style-name="T30">requis, string</text:span>]</text:p>
            <text:p text:style-name="P64">- <text:span text:style-name="T31">Ordonnée</text:span> du graphique, doit être un des nom des paramètres disponibles</text:p>
          </table:table-cell>
        </table:table-row>
        <table:table-row>
          <table:table-cell table:style-name="Tableau9.A2" office:value-type="string">
            <text:p text:style-name="P44">Paramètres DATA</text:p>
          </table:table-cell>
          <table:table-cell table:style-name="Tableau9.B2" office:value-type="string">
            <text:p text:style-name="P83">(aucun)</text:p>
          </table:table-cell>
        </table:table-row>
        <table:table-row>
          <table:table-cell table:style-name="Tableau9.A2" office:value-type="string">
            <text:p text:style-name="P26">Succès</text:p>
          </table:table-cell>
          <table:table-cell table:style-name="Tableau9.B2" office:value-type="string">
            <text:p text:style-name="P50">Code 200</text:p>
            <text:p text:style-name="P55"><text:span text:style-name="T18">Contenu </text:span><text:span text:style-name="T6">: </text:span><text:span text:style-name="T12">t</text:span><text:span text:style-name="T13">ableau (nombre d’éléments indéterminé) de tableau (deux éléments) de double.</text:span></text:p>
            <text:p text:style-name="P57"><text:span text:style-name="T13">E</text:span><text:span text:style-name="T5">xemple : voir </text:span><text:span text:style-name="T5"><text:bookmark-ref text:reference-format="chapter" text:ref-name="__RefHeading___Toc1082_5314345">5.3</text:bookmark-ref></text:span><text:span text:style-name="T5"> </text:span></text:p>
          </table:table-cell>
        </table:table-row>
        <table:table-row>
          <table:table-cell table:style-name="Tableau9.A2" office:value-type="string">
            <text:p text:style-name="P26">Erreur</text:p>
          </table:table-cell>
          <table:table-cell table:style-name="Tableau9.B2" office:value-type="string">
            <text:p text:style-name="P60">Code <text:span text:style-name="T20">400</text:span></text:p>
            <text:p text:style-name="P48">Contenu : description de l’erreur, en format string</text:p>
          </table:table-cell>
        </table:table-row>
        <table:table-row>
          <table:table-cell table:style-name="Tableau9.A2" office:value-type="string">
            <text:p text:style-name="P26">Exemple</text:p>
          </table:table-cell>
          <table:table-cell table:style-name="Tableau9.B2" office:value-type="string">
            <text:p text:style-name="P67">Voir <text:bookmark-ref text:reference-format="chapter" text:ref-name="__RefHeading___Toc2127_5314345">6.9</text:bookmark-ref></text:p>
          </table:table-cell>
        </table:table-row>
      </table:table>
      <text:p text:style-name="P11"/>
      <text:h text:style-name="Heading_20_2" text:outline-level="2"><text:bookmark-start text:name="__RefHeading___Toc1074_5314345"/><text:span text:style-name="T24">Récupérer les d</text:span>onnées pour graphique de type nuage de point <text:bookmark-end text:name="__RefHeading___Toc1074_5314345"/></text:h>
      <table:table table:name="Tableau10" table:style-name="Tableau10">
        <table:table-column table:style-name="Tableau10.A"/>
        <table:table-column table:style-name="Tableau10.B"/>
        <table:table-row>
          <table:table-cell table:style-name="Tableau10.A1" office:value-type="string">
            <text:p text:style-name="P29">Description</text:p>
          </table:table-cell>
          <table:table-cell table:style-name="Tableau10.B1" office:value-type="string">
            <text:p text:style-name="P54">Retourne un ensemble de point destinés à alimenter un graphique de type "nuage de point"</text:p>
            <text:p text:style-name="P54">L'abscisse et l'ordonnée sont choisies parmi les paramètres.</text:p>
          </table:table-cell>
        </table:table-row>
        <table:table-row>
          <table:table-cell table:style-name="Tableau10.A2" office:value-type="string">
            <text:p text:style-name="P50">Méthode</text:p>
          </table:table-cell>
          <table:table-cell table:style-name="Tableau10.B2" office:value-type="string">
            <text:p text:style-name="P50">GET</text:p>
          </table:table-cell>
        </table:table-row>
        <table:table-row>
          <table:table-cell table:style-name="Tableau10.A2" office:value-type="string">
            <text:p text:style-name="P50">URL</text:p>
          </table:table-cell>
          <table:table-cell table:style-name="Tableau10.B2" office:value-type="string">
            <text:p text:style-name="P51"><text:span text:style-name="T28">{url_de_base}</text:span>/api/parametre/scatter_chart/{abscisse}/{ordonnee}</text:p>
          </table:table-cell>
        </table:table-row>
        <table:table-row>
          <table:table-cell table:style-name="Tableau10.A2" office:value-type="string">
            <text:p text:style-name="P50">Paramètres URL</text:p>
          </table:table-cell>
          <table:table-cell table:style-name="Tableau10.B2" office:value-type="string">
            <text:p text:style-name="P65"><text:span text:style-name="T4">abscisse</text:span> [<text:span text:style-name="T30">requis, string</text:span>]</text:p>
            <text:p text:style-name="P64">- Abscisse du graphique, doit être un des nom des paramètres disponibles</text:p>
            <text:p text:style-name="P65"><text:span text:style-name="T4">ordonnee</text:span> [<text:span text:style-name="T30">requis, string</text:span>]</text:p>
            <text:p text:style-name="P64">- <text:span text:style-name="T31">Ordonnée</text:span> du graphique, doit être un des nom des paramètres disponibles</text:p>
          </table:table-cell>
        </table:table-row>
        <table:table-row>
          <table:table-cell table:style-name="Tableau10.A2" office:value-type="string">
            <text:p text:style-name="P44">Paramètres DATA</text:p>
          </table:table-cell>
          <table:table-cell table:style-name="Tableau10.B2" office:value-type="string">
            <text:p text:style-name="P83">(aucun)</text:p>
          </table:table-cell>
        </table:table-row>
        <table:table-row>
          <table:table-cell table:style-name="Tableau10.A2" office:value-type="string">
            <text:p text:style-name="P26">Succès</text:p>
          </table:table-cell>
          <table:table-cell table:style-name="Tableau10.B2" office:value-type="string">
            <text:p text:style-name="P50">Code 200</text:p>
            <text:p text:style-name="P55"><text:span text:style-name="T18">Contenu </text:span><text:span text:style-name="T6">: </text:span><text:span text:style-name="T12">t</text:span><text:span text:style-name="T13">ableau (nombre d’éléments indéterminé) de tableau (deux éléments) de double.</text:span></text:p>
            <text:p text:style-name="P56"><text:span text:style-name="T13">E</text:span><text:span text:style-name="T5">xemple : voir </text:span><text:span text:style-name="T5"><text:bookmark-ref text:reference-format="chapter" text:ref-name="__RefHeading___Toc1082_5314345">5.3</text:bookmark-ref></text:span></text:p>
          </table:table-cell>
        </table:table-row>
        <table:table-row>
          <table:table-cell table:style-name="Tableau10.A2" office:value-type="string">
            <text:p text:style-name="P26">Erreur</text:p>
          </table:table-cell>
          <table:table-cell table:style-name="Tableau10.B2" office:value-type="string">
            <text:p text:style-name="P60">Code <text:span text:style-name="T20">400</text:span></text:p>
            <text:p text:style-name="P48">Contenu : description de l’erreur, en format string</text:p>
          </table:table-cell>
        </table:table-row>
        <table:table-row>
          <table:table-cell table:style-name="Tableau10.A2" office:value-type="string">
            <text:p text:style-name="P26">Exemple</text:p>
          </table:table-cell>
          <table:table-cell table:style-name="Tableau10.B2" office:value-type="string">
            <text:p text:style-name="P67">Voir <text:bookmark-ref text:reference-format="chapter" text:ref-name="__RefHeading___Toc2125_5314345">6.10</text:bookmark-ref></text:p>
          </table:table-cell>
        </table:table-row>
      </table:table>
      <text:p text:style-name="P11"/>
      <text:h text:style-name="P109" text:outline-level="1"/>
      <text:h text:style-name="P114" text:outline-level="1"><text:bookmark-start text:name="__RefHeading___Toc1076_5314345"/>Types <text:span text:style-name="T25">rencontrés</text:span><text:bookmark-end text:name="__RefHeading___Toc1076_5314345"/></text:h>
      <text:h text:style-name="P101" text:outline-level="2"><text:bookmark-start text:name="__RefHeading___Toc1367_5314345"/>Objet « Patient »<text:bookmark-end text:name="__RefHeading___Toc1367_5314345"/></text:h>
      <text:h text:style-name="P105" text:outline-level="3"><text:bookmark-start text:name="__RefHeading___Toc1369_5314345"/>Description objet « patient » et valeurs possibles<text:bookmark-end text:name="__RefHeading___Toc1369_531434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1">Nom</text:p>
          </table:table-cell>
          <table:table-cell table:style-name="Tableau1.A1" office:value-type="string">
            <text:p text:style-name="P81">Description</text:p>
          </table:table-cell>
          <table:table-cell table:style-name="Tableau1.A1" office:value-type="string">
            <text:p text:style-name="P81">Type</text:p>
          </table:table-cell>
          <table:table-cell table:style-name="Tableau1.D1" office:value-type="string">
            <text:p text:style-name="P81">Limitations</text:p>
          </table:table-cell>
        </table:table-row>
        <table:table-row>
          <table:table-cell table:style-name="Tableau1.A2" office:value-type="string">
            <text:p text:style-name="P77">id</text:p>
          </table:table-cell>
          <table:table-cell table:style-name="Tableau1.A2" office:value-type="string">
            <text:p text:style-name="P75">Identifiant</text:p>
          </table:table-cell>
          <table:table-cell table:style-name="Tableau1.A2" office:value-type="string">
            <text:p text:style-name="P77">integer</text:p>
          </table:table-cell>
          <table:table-cell table:style-name="Tableau1.D2" office:value-type="string">
            <text:p text:style-name="P77">(aucune)</text:p>
          </table:table-cell>
        </table:table-row>
        <table:table-row>
          <table:table-cell table:style-name="Tableau1.A2" office:value-type="string">
            <text:p text:style-name="P77">admin.prenom</text:p>
          </table:table-cell>
          <table:table-cell table:style-name="Tableau1.A2" office:value-type="string">
            <text:p text:style-name="P75">Prénom</text:p>
          </table:table-cell>
          <table:table-cell table:style-name="Tableau1.A2" office:value-type="string">
            <text:p text:style-name="P77">string</text:p>
          </table:table-cell>
          <table:table-cell table:style-name="Tableau1.D2" office:value-type="string">
            <text:p text:style-name="P77">(aucune)</text:p>
          </table:table-cell>
        </table:table-row>
        <table:table-row>
          <table:table-cell table:style-name="Tableau1.A2" office:value-type="string">
            <text:p text:style-name="P77">admin.nom</text:p>
          </table:table-cell>
          <table:table-cell table:style-name="Tableau1.A2" office:value-type="string">
            <text:p text:style-name="P75">Nom</text:p>
          </table:table-cell>
          <table:table-cell table:style-name="Tableau1.A2" office:value-type="string">
            <text:p text:style-name="P77">string</text:p>
          </table:table-cell>
          <table:table-cell table:style-name="Tableau1.D2" office:value-type="string">
            <text:p text:style-name="P77">(aucune)</text:p>
          </table:table-cell>
        </table:table-row>
        <table:table-row>
          <table:table-cell table:style-name="Tableau1.A2" office:value-type="string">
            <text:p text:style-name="P77">admin.date_de_naissance</text:p>
          </table:table-cell>
          <table:table-cell table:style-name="Tableau1.A2" office:value-type="string">
            <text:p text:style-name="P75">Date de naissance</text:p>
          </table:table-cell>
          <table:table-cell table:style-name="Tableau1.A2" office:value-type="string">
            <text:p text:style-name="P77">string</text:p>
          </table:table-cell>
          <table:table-cell table:style-name="Tableau1.D2" office:value-type="string">
            <text:p text:style-name="P77">entre 1/1/1930 et 31/12/2017</text:p>
          </table:table-cell>
        </table:table-row>
        <table:table-row>
          <table:table-cell table:style-name="Tableau1.A2" office:value-type="string">
            <text:p text:style-name="P77">admin.genre</text:p>
          </table:table-cell>
          <table:table-cell table:style-name="Tableau1.A2" office:value-type="string">
            <text:p text:style-name="P75">Genre</text:p>
          </table:table-cell>
          <table:table-cell table:style-name="Tableau1.A2" office:value-type="string">
            <text:p text:style-name="P77">string</text:p>
          </table:table-cell>
          <table:table-cell table:style-name="Tableau1.D2" office:value-type="string">
            <text:p text:style-name="P77">"Male" ou "Female"</text:p>
          </table:table-cell>
        </table:table-row>
        <table:table-row>
          <table:table-cell table:style-name="Tableau1.A2" office:value-type="string">
            <text:p text:style-name="P77">biometrie.poids</text:p>
          </table:table-cell>
          <table:table-cell table:style-name="Tableau1.A2" office:value-type="string">
            <text:p text:style-name="P75">Poids</text:p>
          </table:table-cell>
          <table:table-cell table:style-name="Tableau1.A2" office:value-type="string">
            <text:p text:style-name="P77">integer</text:p>
          </table:table-cell>
          <table:table-cell table:style-name="Tableau1.D2" office:value-type="string">
            <text:p text:style-name="P77">entre 45 et 140</text:p>
          </table:table-cell>
        </table:table-row>
        <table:table-row table:style-name="Tableau1.8">
          <table:table-cell table:style-name="Tableau1.A2" office:value-type="string">
            <text:p text:style-name="P77">biometrie.taille</text:p>
          </table:table-cell>
          <table:table-cell table:style-name="Tableau1.A2" office:value-type="string">
            <text:p text:style-name="P75">Taill<text:span text:style-name="T35">e</text:span></text:p>
          </table:table-cell>
          <table:table-cell table:style-name="Tableau1.A2" office:value-type="string">
            <text:p text:style-name="P77">integer</text:p>
          </table:table-cell>
          <table:table-cell table:style-name="Tableau1.D2" office:value-type="string">
            <text:p text:style-name="P77">entre 155 et 195</text:p>
          </table:table-cell>
        </table:table-row>
        <table:table-row>
          <table:table-cell table:style-name="Tableau1.A2" office:value-type="string">
            <text:p text:style-name="P77">const_biologique.hbA1c</text:p>
          </table:table-cell>
          <table:table-cell table:style-name="Tableau1.A2" office:value-type="string">
            <text:p text:style-name="P75">Hémoglobine glyquée</text:p>
          </table:table-cell>
          <table:table-cell table:style-name="Tableau1.A2" office:value-type="string">
            <text:p text:style-name="P77">number</text:p>
          </table:table-cell>
          <table:table-cell table:style-name="Tableau1.D2" office:value-type="string">
            <text:p text:style-name="P77">entre 0.05 et 0.12</text:p>
          </table:table-cell>
        </table:table-row>
        <table:table-row>
          <table:table-cell table:style-name="Tableau1.A2" office:value-type="string">
            <text:p text:style-name="P77">const_biologique.cholesterol_total</text:p>
          </table:table-cell>
          <table:table-cell table:style-name="Tableau1.A2" office:value-type="string">
            <text:p text:style-name="P77"><text:span text:style-name="T16">C</text:span>holesterol total</text:p>
          </table:table-cell>
          <table:table-cell table:style-name="Tableau1.A2" office:value-type="string">
            <text:p text:style-name="P77">integer</text:p>
          </table:table-cell>
          <table:table-cell table:style-name="Tableau1.D2" office:value-type="string">
            <text:p text:style-name="P77">entre 130 et 320</text:p>
          </table:table-cell>
        </table:table-row>
        <table:table-row>
          <table:table-cell table:style-name="Tableau1.A2" office:value-type="string">
            <text:p text:style-name="P77">const_biologique.cholesterol_HDL</text:p>
          </table:table-cell>
          <table:table-cell table:style-name="Tableau1.A2" office:value-type="string">
            <text:p text:style-name="P77"><text:span text:style-name="T16">C</text:span>holesterol <text:span text:style-name="T16">HDL</text:span></text:p>
          </table:table-cell>
          <table:table-cell table:style-name="Tableau1.A2" office:value-type="string">
            <text:p text:style-name="P77">integer</text:p>
          </table:table-cell>
          <table:table-cell table:style-name="Tableau1.D2" office:value-type="string">
            <text:p text:style-name="P77">entre 20 et 100</text:p>
          </table:table-cell>
        </table:table-row>
        <table:table-row>
          <table:table-cell table:style-name="Tableau1.A2" office:value-type="string">
            <text:p text:style-name="P77">parametres.pss</text:p>
          </table:table-cell>
          <table:table-cell table:style-name="Tableau1.A2" office:value-type="string">
            <text:p text:style-name="P75">Pression sanguine systolique</text:p>
          </table:table-cell>
          <table:table-cell table:style-name="Tableau1.A2" office:value-type="string">
            <text:p text:style-name="P77">integer</text:p>
          </table:table-cell>
          <table:table-cell table:style-name="Tableau1.D2" office:value-type="string">
            <text:p text:style-name="P77">90 et 200</text:p>
          </table:table-cell>
        </table:table-row>
        <table:table-row>
          <table:table-cell table:style-name="Tableau1.A2" office:value-type="string">
            <text:p text:style-name="P77">assuetudes.consommation_tabagique</text:p>
          </table:table-cell>
          <table:table-cell table:style-name="Tableau1.A2" office:value-type="string">
            <text:p text:style-name="P75">Consommation tabagique</text:p>
          </table:table-cell>
          <table:table-cell table:style-name="Tableau1.A2" office:value-type="string">
            <text:p text:style-name="P77">integer</text:p>
          </table:table-cell>
          <table:table-cell table:style-name="Tableau1.D2" office:value-type="string">
            <text:p text:style-name="P77">entre 0 et 80</text:p>
          </table:table-cell>
        </table:table-row>
      </table:table>
      <text:p text:style-name="P14"/>
      <text:h text:style-name="P107" text:outline-level="3"><text:bookmark-start text:name="__RefHeading___Toc111_1254577888"/>Exemple pour objet « patient »<text:bookmark-end text:name="__RefHeading___Toc111_1254577888"/></text:h>
      <text:p text:style-name="P89"><text:tab/></text:p>
      <text:p text:style-name="P90"><text:tab/><text:tab/>{</text:p>
      <text:p text:style-name="P90"><text:tab/><text:tab/> <text:s/>"id": 163,</text:p>
      <text:p text:style-name="P90"><text:tab/><text:tab/> <text:s/>"admin": {</text:p>
      <text:p text:style-name="P90"><text:tab/><text:tab/><text:tab/>"prenom": "Frédérik",</text:p>
      <text:p text:style-name="P90"><text:tab/><text:tab/><text:tab/>"nom": "Liénard",</text:p>
      <text:p text:style-name="P90"><text:tab/><text:tab/><text:tab/>"date_de_naissance": "1983-07-21T07:45:13Z",</text:p>
      <text:p text:style-name="P90"><text:tab/><text:tab/><text:tab/>"genre": "Male"</text:p>
      <text:p text:style-name="P90"><text:tab/><text:tab/> <text:s/>},</text:p>
      <text:p text:style-name="P90"><text:tab/><text:tab/> <text:s/>"biometrie": {</text:p>
      <text:p text:style-name="P90"><text:tab/><text:tab/><text:tab/>"poids": 78,</text:p>
      <text:p text:style-name="P90"><text:tab/><text:tab/><text:tab/>"taille": 175</text:p>
      <text:p text:style-name="P90"><text:tab/><text:tab/> <text:s/>},</text:p>
      <text:p text:style-name="P90"><text:tab/><text:tab/> <text:s/>"const_biologique": {</text:p>
      <text:p text:style-name="P90"><text:tab/><text:tab/><text:tab/>"hbA1c": 0.09,</text:p>
      <text:p text:style-name="P90"><text:tab/><text:tab/><text:tab/>"cholesterol_total": 303,</text:p>
      <text:p text:style-name="P90"><text:tab/><text:tab/><text:tab/>"cholesterol_HDL": 78</text:p>
      <text:p text:style-name="P90"><text:tab/><text:tab/> <text:s/>},</text:p>
      <text:p text:style-name="P90"><text:tab/><text:tab/> <text:s/>"parametres": {</text:p>
      <text:p text:style-name="P90"><text:tab/><text:tab/><text:tab/>"pss": 101</text:p>
      <text:p text:style-name="P90"><text:tab/><text:tab/> <text:s/>},</text:p>
      <text:p text:style-name="P90"><text:tab/><text:tab/> <text:s/>"assuetudes": {</text:p>
      <text:p text:style-name="P90"><text:soft-page-break/><text:tab/><text:tab/><text:tab/>"consommation_tabagique": 0</text:p>
      <text:p text:style-name="P90"><text:tab/><text:tab/> <text:s/>}</text:p>
      <text:p text:style-name="P90"><text:tab/><text:tab/>}</text:p>
      <text:p text:style-name="P89"/>
      <text:p text:style-name="P14"/>
      <text:h text:style-name="Heading_20_2" text:outline-level="2"><text:bookmark-start text:name="__RefHeading___Toc1078_5314345"/>Objet « paramètre »<text:bookmark-end text:name="__RefHeading___Toc1078_5314345"/></text:h>
      <text:p text:style-name="P8"/>
      <text:h text:style-name="P106" text:outline-level="3"><text:bookmark-start text:name="__RefHeading___Toc1369_53143451"/>Description objet « paramètre »<text:bookmark-end text:name="__RefHeading___Toc1369_5314345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82">Nom</text:p>
          </table:table-cell>
          <table:table-cell table:style-name="Tableau11.A1" office:value-type="string">
            <text:p text:style-name="P82">Description</text:p>
          </table:table-cell>
          <table:table-cell table:style-name="Tableau11.C1" office:value-type="string">
            <text:p text:style-name="P82">Type</text:p>
          </table:table-cell>
        </table:table-row>
        <table:table-row>
          <table:table-cell table:style-name="Tableau11.A2" office:value-type="string">
            <text:p text:style-name="P78">id</text:p>
          </table:table-cell>
          <table:table-cell table:style-name="Tableau11.A2" office:value-type="string">
            <text:p text:style-name="P76">Identifiant</text:p>
          </table:table-cell>
          <table:table-cell table:style-name="Tableau11.C2" office:value-type="string">
            <text:p text:style-name="P78">integer</text:p>
          </table:table-cell>
        </table:table-row>
        <table:table-row>
          <table:table-cell table:style-name="Tableau11.A2" office:value-type="string">
            <text:p text:style-name="P79">age</text:p>
          </table:table-cell>
          <table:table-cell table:style-name="Tableau11.A2" office:value-type="string">
            <text:p text:style-name="P79">Age</text:p>
          </table:table-cell>
          <table:table-cell table:style-name="Tableau11.C2" office:value-type="string">
            <text:p text:style-name="P80">integer</text:p>
          </table:table-cell>
        </table:table-row>
        <table:table-row>
          <table:table-cell table:style-name="Tableau11.A2" office:value-type="string">
            <text:p text:style-name="P79">bmi</text:p>
          </table:table-cell>
          <table:table-cell table:style-name="Tableau11.A2" office:value-type="string">
            <text:p text:style-name="P79">Indice de masse corporelle (IMC)</text:p>
          </table:table-cell>
          <table:table-cell table:style-name="Tableau11.C2" office:value-type="string">
            <text:p text:style-name="P80">integer</text:p>
          </table:table-cell>
        </table:table-row>
        <table:table-row>
          <table:table-cell table:style-name="Tableau11.A2" office:value-type="string">
            <text:p text:style-name="P79">hbA1c</text:p>
          </table:table-cell>
          <table:table-cell table:style-name="Tableau11.A2" office:value-type="string">
            <text:p text:style-name="P79">Hémoglobine glyquée</text:p>
          </table:table-cell>
          <table:table-cell table:style-name="Tableau11.C2" office:value-type="string">
            <text:p text:style-name="P79">number</text:p>
          </table:table-cell>
        </table:table-row>
        <table:table-row>
          <table:table-cell table:style-name="Tableau11.A2" office:value-type="string">
            <text:p text:style-name="P79">cholesterol_total</text:p>
          </table:table-cell>
          <table:table-cell table:style-name="Tableau11.A2" office:value-type="string">
            <text:p text:style-name="P79">Cholesterol total</text:p>
          </table:table-cell>
          <table:table-cell table:style-name="Tableau11.C2" office:value-type="string">
            <text:p text:style-name="P80">integer</text:p>
          </table:table-cell>
        </table:table-row>
        <table:table-row>
          <table:table-cell table:style-name="Tableau11.A2" office:value-type="string">
            <text:p text:style-name="P79">cholesterol_HDC</text:p>
          </table:table-cell>
          <table:table-cell table:style-name="Tableau11.A2" office:value-type="string">
            <text:p text:style-name="P79">Cholesterol HD<text:span text:style-name="T35">C</text:span></text:p>
          </table:table-cell>
          <table:table-cell table:style-name="Tableau11.C2" office:value-type="string">
            <text:p text:style-name="P78">integer</text:p>
          </table:table-cell>
        </table:table-row>
        <table:table-row table:style-name="Tableau11.8">
          <table:table-cell table:style-name="Tableau11.A2" office:value-type="string">
            <text:p text:style-name="P79">pss</text:p>
          </table:table-cell>
          <table:table-cell table:style-name="Tableau11.A2" office:value-type="string">
            <text:p text:style-name="P79">Pression sanguine systolique</text:p>
          </table:table-cell>
          <table:table-cell table:style-name="Tableau11.C2" office:value-type="string">
            <text:p text:style-name="P78">integer</text:p>
          </table:table-cell>
        </table:table-row>
      </table:table>
      <text:p text:style-name="P20"/>
      <text:h text:style-name="Heading_20_3" text:outline-level="3"><text:bookmark-start text:name="__RefHeading___Toc1372_5314345"/><text:span text:style-name="T26">Exemple pour objet « </text:span>paramètre <text:span text:style-name="T26">»</text:span><text:bookmark-end text:name="__RefHeading___Toc1372_5314345"/></text:h>
      <text:p text:style-name="P88"/>
      <text:p text:style-name="P85"><text:tab/><text:tab/>{</text:p>
      <text:p text:style-name="P85"><text:tab/><text:tab/><text:tab/>"id": 1,</text:p>
      <text:p text:style-name="P85"><text:tab/><text:tab/><text:tab/>"age": 55,</text:p>
      <text:p text:style-name="P85"><text:tab/><text:tab/><text:tab/>"bmi": 17,</text:p>
      <text:p text:style-name="P85"><text:tab/><text:tab/><text:tab/>"hbA1c": 0.1,</text:p>
      <text:p text:style-name="P85"><text:tab/><text:tab/><text:tab/>"cholesterol_total": 171,</text:p>
      <text:p text:style-name="P85"><text:tab/><text:tab/><text:tab/>"cholesterol_HDC": 103,</text:p>
      <text:p text:style-name="P85"><text:tab/><text:tab/><text:tab/>"pss": 106,</text:p>
      <text:p text:style-name="P85"><text:tab/><text:tab/><text:tab/>"consommation_tabagique": 60</text:p>
      <text:p text:style-name="P85"><text:tab/><text:tab/>}</text:p>
      <text:p text:style-name="P85"/>
      <text:p text:style-name="Text_20_body"/>
      <text:h text:style-name="P110" text:outline-level="1"/>
      <text:h text:style-name="P115" text:outline-level="1"><text:bookmark-start text:name="__RefHeading___Toc1080_5314345"/>Exemple<text:span text:style-name="T38">s</text:span> de retour<text:bookmark-end text:name="__RefHeading___Toc1080_5314345"/></text:h>
      <text:h text:style-name="P102" text:outline-level="2"><text:bookmark-start text:name="__RefHeading___Toc2141_5314345"/>Exemple de retour « liste d’erreurs »<text:bookmark-end text:name="__RefHeading___Toc2141_5314345"/></text:h>
      <text:p text:style-name="Bloc_20_code"/>
      <text:p text:style-name="P93"><text:tab/>[</text:p>
      <text:p text:style-name="P93"><text:tab/> <text:s/>"Le genre doit être Male ou Female.",</text:p>
      <text:p text:style-name="P93"><text:tab/> <text:s/>"La date de naissance doit être comprise entre 1/1/1930 et 31/12/2017.",</text:p>
      <text:p text:style-name="P93"><text:tab/> <text:s/>"Le poids doit être compris entre 45 et 140 kg.",</text:p>
      <text:p text:style-name="P93"><text:tab/> <text:s/>"La taille doit être comprise entre 155 et 195 cm.",</text:p>
      <text:p text:style-name="P93"><text:tab/> <text:s/>"La PSS doit être comprise entre 90 et 200 mmHg.",</text:p>
      <text:p text:style-name="P93"><text:tab/> <text:s/>"La HbA1c doit être compris entre 0.05 et 0.12 ).",</text:p>
      <text:p text:style-name="P93"><text:tab/> <text:s/>"Le cholesterol <text:s/>HDL doit être compris entre 20 et 100 mg/dl).",</text:p>
      <text:p text:style-name="P93"><text:tab/> <text:s/>"Le cholesterol total doit être compris entre 130 et 320 mg/dl)."</text:p>
      <text:p text:style-name="P93"><text:tab/>]</text:p>
      <text:p text:style-name="Bloc_20_code"/>
      <text:p text:style-name="Text_20_body"/>
      <text:h text:style-name="Heading_20_2" text:outline-level="2"><text:bookmark-start text:name="__RefHeading___Toc1320_5314345"/>Exemple de retour<text:span text:style-name="T29"> « informations sur les</text:span> paramètres disponible<text:span text:style-name="T29">s »</text:span><text:bookmark-end text:name="__RefHeading___Toc1320_5314345"/></text:h>
      <text:p text:style-name="P16">Retour pour opération<text:span text:style-name="T1"> </text:span><text:span text:style-name="T1"><text:bookmark-ref text:reference-format="chapter" text:ref-name="__RefHeading___Toc1929_265943343">3.3</text:bookmark-ref></text:span><text:span text:style-name="T1"> et </text:span><text:bookmark-ref text:reference-format="chapter" text:ref-name="__RefHeading___Toc1070_5314345">3.8</text:bookmark-ref> </text:p>
      <text:p text:style-name="P13">Tableau de string.</text:p>
      <text:p text:style-name="P88"/>
      <text:p text:style-name="P86"><text:tab/><text:tab/><text:span text:style-name="T1">[</text:span></text:p>
      <text:p text:style-name="P95"><text:tab/><text:tab/> <text:s/>{</text:p>
      <text:p text:style-name="P95"><text:tab/><text:tab/><text:tab/>"titre": "Hémoglobine glyquée",</text:p>
      <text:p text:style-name="P95"><text:tab/><text:tab/><text:tab/>"nom": "hbA1c",</text:p>
      <text:p text:style-name="P95"><text:tab/><text:tab/><text:tab/>"parent": "const_biologique",</text:p>
      <text:p text:style-name="P95"><text:tab/><text:tab/><text:tab/>"unite": "ratio",</text:p>
      <text:p text:style-name="P95"><text:tab/><text:tab/><text:tab/>"min": "0.05",</text:p>
      <text:p text:style-name="P95"><text:tab/><text:tab/><text:tab/>"max": "0.12"</text:p>
      <text:p text:style-name="P95"><text:tab/><text:tab/> <text:s/>},</text:p>
      <text:p text:style-name="P95"><text:tab/><text:tab/> <text:s/>{</text:p>
      <text:p text:style-name="P95"><text:tab/><text:tab/><text:tab/>"titre": "Cholesterol total",</text:p>
      <text:p text:style-name="P95"><text:tab/><text:tab/><text:tab/>"nom": "cholesterol_total",</text:p>
      <text:p text:style-name="P95"><text:tab/><text:tab/><text:tab/>"parent": "const_biologique",</text:p>
      <text:p text:style-name="P95"><text:tab/><text:tab/><text:tab/>"unite": "mg/dl",</text:p>
      <text:p text:style-name="P95"><text:tab/><text:tab/><text:tab/>"min": "130",</text:p>
      <text:p text:style-name="P95"><text:tab/><text:tab/><text:tab/>"max": "320"</text:p>
      <text:p text:style-name="P95"><text:tab/><text:tab/> <text:s/>}</text:p>
      <text:p text:style-name="P95"><text:tab/><text:tab/>]</text:p>
      <text:p text:style-name="P85"/>
      <text:p text:style-name="Text_20_body"/>
      <text:h text:style-name="Heading_20_2" text:outline-level="2"><text:bookmark-start text:name="__RefHeading___Toc1082_5314345"/><text:soft-page-break/>Exemple de retour « pour graphique »<text:bookmark-end text:name="__RefHeading___Toc1082_5314345"/></text:h>
      <text:p text:style-name="P15">Retour pour opération <text:bookmark-ref text:reference-format="chapter" text:ref-name="__RefHeading___Toc1072_5314345">3.9</text:bookmark-ref> et <text:bookmark-ref text:reference-format="chapter" text:ref-name="__RefHeading___Toc1074_5314345">3.10</text:bookmark-ref></text:p>
      <text:p text:style-name="P13">Tableau (nombre d’éléments indéterminé) de tableau (deux éléments) de double.</text:p>
      <text:p text:style-name="Bloc_20_code"/>
      <text:p text:style-name="P85"><text:tab/><text:tab/>[</text:p>
      <text:p text:style-name="P87"><text:tab/><text:tab/> <text:s/>[ 0 , 31.67 ] , </text:p>
      <text:p text:style-name="P87"><text:tab/><text:tab/> <text:s/>[ 1 , 30.38 ] , </text:p>
      <text:p text:style-name="P87"><text:tab/><text:tab/> <text:s/>[ 2 , 27.25 ]</text:p>
      <text:p text:style-name="P85"><text:tab/><text:tab/>]</text:p>
      <text:p text:style-name="Bloc_20_code"/>
      <text:p text:style-name="P12"/>
      <text:h text:style-name="Heading_20_1" text:outline-level="1"><text:bookmark-start text:name="__RefHeading___Toc1887_5314345"/>Exemple<text:span text:style-name="T37">s</text:span> de code<text:bookmark-end text:name="__RefHeading___Toc1887_5314345"/></text:h>
      <text:h text:style-name="Heading_20_2" text:outline-level="2"><text:bookmark-start text:name="__RefHeading___Toc1889_5314345"/>Exemple de code pour « <text:bookmark-ref text:reference-format="text" text:ref-name="__RefHeading___Toc284_679808503">Lister les fiches patient</text:bookmark-ref> »<text:bookmark-end text:name="__RefHeading___Toc1889_5314345"/></text:h>
      <text:p text:style-name="Bloc_20_code"/>
      <text:p text:style-name="P94">curl -X GET --header 'Accept: application/json' 'http://localhost:59824/api/patient'</text:p>
      <text:p text:style-name="Bloc_20_code"/>
      <text:p text:style-name="Text_20_body"/>
      <text:h text:style-name="P103" text:outline-level="2"><text:bookmark-start text:name="__RefHeading___Toc2139_5314345"/>Exemple de code pour « <text:bookmark-ref text:reference-format="text" text:ref-name="__RefHeading___Toc286_679808503">Récupérer une fiche patient en particulier</text:bookmark-ref>»<text:bookmark-end text:name="__RefHeading___Toc2139_5314345"/></text:h>
      <text:p text:style-name="Bloc_20_code"/>
      <text:p text:style-name="P91">curl -X GET --header 'Accept: application/json' 'http://localhost:59824/api/patient/13'</text:p>
      <text:p text:style-name="P91"/>
      <text:p text:style-name="Text_20_body"/>
      <text:h text:style-name="P104" text:outline-level="2"><text:bookmark-start text:name="__RefHeading___Toc2136_265943343"/>Exemple de code pour «  <text:bookmark-ref text:reference-format="text" text:ref-name="__RefHeading___Toc1929_265943343">Récupérer les informations sur les paramètres (patient)</text:bookmark-ref> »<text:bookmark-end text:name="__RefHeading___Toc2136_265943343"/></text:h>
      <text:p text:style-name="P96"/>
      <text:p text:style-name="P92">curl -X GET --header 'Accept: application/json' '<text:a xlink:type="simple" xlink:href="http://localhost:59824/api/parametre/info" text:style-name="Internet_20_link" text:visited-style-name="Visited_20_Internet_20_Link">http://localhost:59824/api/</text:a><text:a xlink:type="simple" xlink:href="http://localhost:59824/api/parametre/info" text:style-name="Internet_20_link" text:visited-style-name="Visited_20_Internet_20_Link"><text:span text:style-name="T36">patient</text:span></text:a><text:a xlink:type="simple" xlink:href="http://localhost:59824/api/parametre/info" text:style-name="Internet_20_link" text:visited-style-name="Visited_20_Internet_20_Link">/info</text:a>'</text:p>
      <text:p text:style-name="P92"/>
      <text:p text:style-name="Text_20_body"/>
      <text:h text:style-name="P104" text:outline-level="2"><text:bookmark-start text:name="__RefHeading___Toc2137_5314345"/>Exemple de code pour « <text:bookmark-ref text:reference-format="text" text:ref-name="__RefHeading___Toc288_679808503">Créer une fiche patient</text:bookmark-ref> »<text:bookmark-end text:name="__RefHeading___Toc2137_5314345"/></text:h>
      <text:p text:style-name="Bloc_20_code"/>
      <text:p text:style-name="P91">curl -X POST --header 'Content-Type: application/json-patch+json' --header 'Accept: application/json' -d '{ \ </text:p>
      <text:p text:style-name="P91"><text:s text:c="3"/>"id": 0, \ </text:p>
      <text:p text:style-name="P91"><text:s text:c="3"/>"admin": { \ </text:p>
      <text:p text:style-name="P91"><text:s text:c="5"/>"prenom": "Ruggiero", \ </text:p>
      <text:p text:style-name="P91"><text:soft-page-break/><text:s text:c="5"/>"nom": "Semerad", \ </text:p>
      <text:p text:style-name="P91"><text:s text:c="5"/>"date_de_naissance": "1957-06-14T19:47:34Z", \ </text:p>
      <text:p text:style-name="P91"><text:s text:c="5"/>"genre": "Male" \ </text:p>
      <text:p text:style-name="P91"><text:s text:c="3"/>}, \ </text:p>
      <text:p text:style-name="P91"><text:s text:c="3"/>"biometrie": { \ </text:p>
      <text:p text:style-name="P91"><text:s text:c="5"/>"poids": 97, \ </text:p>
      <text:p text:style-name="P91"><text:s text:c="5"/>"taille": 166 \ </text:p>
      <text:p text:style-name="P91"><text:s text:c="3"/>}, \ </text:p>
      <text:p text:style-name="P91"><text:s text:c="3"/>"const_biologique": { \ </text:p>
      <text:p text:style-name="P91"><text:s text:c="5"/>"hbA1c": 0.1, \ </text:p>
      <text:p text:style-name="P91"><text:s text:c="5"/>"cholesterol_total": 280, \ </text:p>
      <text:p text:style-name="P91"><text:s text:c="5"/>"cholesterol_HDL": 100 \ </text:p>
      <text:p text:style-name="P91"><text:s text:c="3"/>}, \ </text:p>
      <text:p text:style-name="P91"><text:s text:c="3"/>"parametres": { \ </text:p>
      <text:p text:style-name="P91"><text:s text:c="5"/>"pss": 195 \ </text:p>
      <text:p text:style-name="P91"><text:s text:c="3"/>}, \ </text:p>
      <text:p text:style-name="P91"><text:s text:c="3"/>"assuetudes": { \ </text:p>
      <text:p text:style-name="P91"><text:s text:c="5"/>"consommation_tabagique": 0 \ </text:p>
      <text:p text:style-name="P91"><text:s text:c="3"/>} \ </text:p>
      <text:p text:style-name="P91"><text:s/>}' 'http://localhost:59824/api/patient'</text:p>
      <text:p text:style-name="P91"/>
      <text:p text:style-name="Text_20_body"/>
      <text:h text:style-name="P103" text:outline-level="2"><text:bookmark-start text:name="__RefHeading___Toc2135_5314345"/>Exemple de code pour « <text:bookmark-ref text:reference-format="text" text:ref-name="__RefHeading___Toc290_679808503">Mettre à jour une fiche patient</text:bookmark-ref> »<text:bookmark-end text:name="__RefHeading___Toc2135_5314345"/></text:h>
      <text:p text:style-name="Bloc_20_code"/>
      <text:p text:style-name="P91"><text:s text:c="2"/>curl -X PUT --header 'Content-Type: application/json-patch+json' -d '{ \ </text:p>
      <text:p text:style-name="P91"><text:s text:c="3"/>"id": 10, \ </text:p>
      <text:p text:style-name="P91"><text:s text:c="3"/>"admin": { \ </text:p>
      <text:p text:style-name="P91"><text:s text:c="5"/>"prenom": "Puff", \ </text:p>
      <text:p text:style-name="P91"><text:s text:c="5"/>"nom": "Di Bartolommeo", \ </text:p>
      <text:p text:style-name="P91"><text:s text:c="5"/>"date_de_naissance": "1969-03-23T05:19:51Z", \ </text:p>
      <text:p text:style-name="P91"><text:s text:c="5"/>"genre": "Male" \ </text:p>
      <text:p text:style-name="P91"><text:s text:c="3"/>}, \ </text:p>
      <text:p text:style-name="P91"><text:s text:c="3"/>"biometrie": { \ </text:p>
      <text:p text:style-name="P91"><text:s text:c="5"/>"poids": 82, \ </text:p>
      <text:p text:style-name="P91"><text:s text:c="5"/>"taille": 171 \ </text:p>
      <text:p text:style-name="P91"><text:s text:c="3"/>}, \ </text:p>
      <text:p text:style-name="P91"><text:s text:c="3"/>"const_biologique": { \ </text:p>
      <text:p text:style-name="P91"><text:s text:c="5"/>"hbA1c": 0.05, \ </text:p>
      <text:p text:style-name="P91"><text:s text:c="5"/>"cholesterol_total": 207, \ </text:p>
      <text:p text:style-name="P91"><text:s text:c="5"/>"cholesterol_HDL": 30 \ </text:p>
      <text:p text:style-name="P91"><text:s text:c="3"/>}, \ </text:p>
      <text:p text:style-name="P91"><text:s text:c="3"/>"parametres": { \ </text:p>
      <text:p text:style-name="P91"><text:s text:c="5"/>"pss": 148 \ </text:p>
      <text:p text:style-name="P91"><text:s text:c="3"/>}, \ </text:p>
      <text:p text:style-name="P91"><text:s text:c="3"/>"assuetudes": { \ </text:p>
      <text:p text:style-name="P91"><text:s text:c="5"/>"consommation_tabagique": 60 \ </text:p>
      <text:p text:style-name="P91"><text:soft-page-break/><text:s text:c="3"/>} \ </text:p>
      <text:p text:style-name="P91"><text:s/>}' 'http://localhost:59824/api/patient/10'</text:p>
      <text:p text:style-name="Bloc_20_code"/>
      <text:p text:style-name="Text_20_body"/>
      <text:h text:style-name="P103" text:outline-level="2"><text:bookmark-start text:name="__RefHeading___Toc2133_5314345"/>Exemple de code pour « <text:bookmark-ref text:reference-format="text" text:ref-name="__RefHeading___Toc292_679808503">Supprimer une fiche patient</text:bookmark-ref> »<text:bookmark-end text:name="__RefHeading___Toc2133_5314345"/></text:h>
      <text:p text:style-name="Bloc_20_code"/>
      <text:p text:style-name="P91">curl -X DELETE 'http://localhost:59824/api/patient/163'</text:p>
      <text:p text:style-name="Bloc_20_code"/>
      <text:p text:style-name="Text_20_body"/>
      <text:h text:style-name="P103" text:outline-level="2"><text:bookmark-start text:name="__RefHeading___Toc2131_5314345"/>Exemple de code pour « <text:bookmark-ref text:reference-format="text" text:ref-name="__RefHeading___Toc1068_5314345">Récupérer toutes les valeurs des paramètres</text:bookmark-ref> »<text:bookmark-end text:name="__RefHeading___Toc2131_5314345"/></text:h>
      <text:p text:style-name="Bloc_20_code"/>
      <text:p text:style-name="P91">curl -X GET --header 'Accept: application/json' 'http://localhost:59824/api/parametre'</text:p>
      <text:p text:style-name="Bloc_20_code"/>
      <text:p text:style-name="Text_20_body"/>
      <text:h text:style-name="P103" text:outline-level="2"><text:bookmark-start text:name="__RefHeading___Toc2129_5314345"/>Exemple de code pour « <text:bookmark-ref text:reference-format="text" text:ref-name="__RefHeading___Toc1070_5314345">Récupérer les informations sur les paramètres (paramètre)</text:bookmark-ref> »<text:bookmark-end text:name="__RefHeading___Toc2129_5314345"/></text:h>
      <text:p text:style-name="Bloc_20_code"/>
      <text:p text:style-name="P91">curl -X GET --header 'Accept: application/json' 'http://localhost:59824/api/parametre/info'</text:p>
      <text:p text:style-name="Bloc_20_code"/>
      <text:p text:style-name="Text_20_body"/>
      <text:h text:style-name="P103" text:outline-level="2"><text:bookmark-start text:name="__RefHeading___Toc2127_5314345"/>Exemple de code pour «  <text:bookmark-ref text:reference-format="text" text:ref-name="__RefHeading___Toc1072_5314345">Récupérer les données pour graphique de type ligne</text:bookmark-ref> »<text:bookmark-end text:name="__RefHeading___Toc2127_5314345"/></text:h>
      <text:p text:style-name="Bloc_20_code"/>
      <text:p text:style-name="P91">curl -X GET --header 'Accept: application/json' 'http://localhost:59824/api/parametre/line_chart/Age/BMI'</text:p>
      <text:p text:style-name="Bloc_20_code"/>
      <text:p text:style-name="Text_20_body"/>
      <text:h text:style-name="P103" text:outline-level="2"><text:bookmark-start text:name="__RefHeading___Toc2125_5314345"/>Exemple de code pour « <text:bookmark-ref text:reference-format="text" text:ref-name="__RefHeading___Toc1074_5314345">Récupérer les données pour graphique de type nuage de point </text:bookmark-ref>»<text:bookmark-end text:name="__RefHeading___Toc2125_5314345"/></text:h>
      <text:p text:style-name="Bloc_20_code"/>
      <text:p text:style-name="P91">curl -X GET --header 'Accept: application/json' 'http://localhost:59824/api/parametre/scatter_chart/Age/BMI'</text:p>
      <text:p text:style-name="Bloc_20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 svg:font-family="'Anonymous Pro', Menlo, Consolas, 'Bitstream Vera Sans Mono',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loext:contextual-spacing="false" fo:line-height="120%" fo:text-align="justify" style:justify-single-word="false" fo:text-indent="0cm" style:auto-text-indent="false" style:shadow="none" style:writing-mode="lr-tb"/>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2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80%" fo:font-weight="bold" style:font-size-asian="101%" style:font-weight-asian="bold" style:font-size-complex="101%" style:font-weight-complex="normal"/>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ustom" style:family="paragraph" style:parent-style-name="Standard">
      <style:paragraph-properties style:writing-mode="page"/>
    </style:style>
    <style:style style:name="Bloc_20_code" style:display-name="Bloc code" style:family="paragraph" style:parent-style-name="Custom">
      <loext:graphic-properties draw:fill="solid" draw:fill-color="#eeeeee"/>
      <style:paragraph-properties fo:margin-left="1cm" fo:margin-right="1cm" fo:text-indent="0cm" style:auto-text-indent="false" fo:background-color="#eeeeee" style:writing-mode="page">
        <style:tab-stops/>
      </style:paragraph-properties>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fo:font-size="10pt" style:font-size-asian="10.5pt"/>
    </style:style>
    <style:style style:name="Table_20_Heading" style:display-name="Table Heading" style:family="paragraph" style:parent-style-name="Table_20_Contents" style:class="extra">
      <loext:graphic-properties draw:fill="none" draw:fill-color="#729fcf"/>
      <style:paragraph-properties fo:background-color="transparent" style:writing-mode="page"/>
      <style:text-properties fo:font-weight="bold" style:font-size-asian="10.5pt"/>
    </style:style>
    <style:style style:name="Header" style:family="paragraph" style:parent-style-name="Footer" style:class="extra">
      <style:paragraph-properties fo:padding="0.049cm" fo:border-left="none" fo:border-right="none" fo:border-top="none" fo:border-bottom="0.06pt solid #000000" style:writing-mode="lr-tb"/>
    </style:style>
    <style:style style:name="Footer" style:family="paragraph" style:parent-style-name="Standard" style:class="extra">
      <style:paragraph-properties fo:padding="0.049cm" fo:border-left="none" fo:border-right="none" fo:border-top="0.06pt solid #000000" fo:border-bottom="none" style:shadow="none" style:writing-mode="lr-tb"/>
      <style:text-properties fo:font-size="10pt" style:font-size-asian="10.5pt"/>
    </style:style>
    <style:style style:name="tab_20_a_20_gauche" style:display-name="tab a gauche" style:family="paragraph" style:parent-style-name="Table_20_Contents">
      <style:paragraph-properties fo:text-align="start" style:justify-single-word="false" style:writing-mode="page"/>
      <style:text-properties style:font-size-asian="10.5pt"/>
    </style:style>
    <style:style style:name="Preformatted_20_Text" style:display-name="Preformatted Text" style:family="paragraph" style:parent-style-name="Standard" style:class="html"/>
    <style:style style:name="contenu_20_grisé" style:display-name="contenu grisé" style:family="paragraph" style:parent-style-name="Table_20_Contents">
      <loext:graphic-properties draw:fill="none" draw:fill-color="#729fcf"/>
      <style:paragraph-properties fo:text-align="start" style:justify-single-word="false" fo:background-color="transparent" style:writing-mode="page"/>
      <style:text-properties fo:color="#b2b2b2" style:font-size-asian="10.5pt"/>
    </style:style>
    <style:style style:name="Bloc_20_code_20_tableau" style:display-name="Bloc code tableau" style:family="paragraph" style:parent-style-name="Table_20_Contents">
      <loext:graphic-properties draw:fill="solid" draw:fill-color="#eeeeee"/>
      <style:paragraph-properties fo:text-align="start" style:justify-single-word="false" fo:background-color="#eeeeee" style:writing-mode="page"/>
      <style:text-properties style:font-size-asian="10.5pt"/>
    </style:style>
    <style:style style:name="important" style:family="paragraph" style:parent-style-name="Table_20_Contents">
      <loext:graphic-properties draw:fill="solid" draw:fill-color="#fdcacb"/>
      <style:paragraph-properties fo:text-align="start" style:justify-single-word="false" fo:background-color="#fdcacb" style:writing-mode="page"/>
    </style:style>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Illustration_20_Index_20_Heading" style:display-name="Illustration Index Heading" style:family="paragraph" style:parent-style-name="Heading" style:class="index"/>
    <style:style style:name="Titre_20_principal_20_secondaire" style:display-name="Titre principal secondaire" style:family="paragraph" style:parent-style-name="Title">
      <loext:graphic-properties draw:fill="none" draw:fill-color="#729fcf"/>
      <style:paragraph-properties fo:background-color="transparent" style:writing-mode="lr-tb"/>
      <style:text-properties fo:font-size="20pt" style:font-weight-complex="normal"/>
    </style:style>
    <style:style style:name="Frame_20_contents" style:display-name="Frame contents" style:family="paragraph" style:parent-style-name="Standard" style:class="extra"/>
    <style:style style:name="Horizontal_20_Line" style:display-name="Horizontal Line" style:family="paragraph" style:parent-style-name="Standard" style:class="html"/>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35686" officeooo:paragraph-rsid="00335686"/>
    </style:style>
    <style:style style:name="MP2" style:family="paragraph" style:parent-style-name="Header">
      <style:paragraph-properties fo:text-align="end" style:justify-single-word="false" fo:break-before="page"/>
      <style:text-properties officeooo:rsid="00335686" officeooo:paragraph-rsid="00335686"/>
    </style:style>
    <style:style style:name="MP3" style:family="paragraph" style:parent-style-name="Header_20_left">
      <style:paragraph-properties fo:text-align="end" style:justify-single-word="false"/>
      <style:text-properties officeooo:rsid="003a4a5e" officeooo:paragraph-rsid="003a4a5e"/>
    </style:style>
    <style:style style:name="MP4" style:family="paragraph" style:parent-style-name="Footer">
      <style:paragraph-properties fo:text-align="start" style:justify-single-word="false"/>
      <style:text-properties officeooo:rsid="0030a701" officeooo:paragraph-rsid="0030a701"/>
    </style:style>
    <style:style style:name="MP5" style:family="paragraph" style:parent-style-name="Footer">
      <style:paragraph-properties fo:text-align="end" style:justify-single-word="false" fo:break-before="page"/>
      <style:text-properties officeooo:rsid="00301ba6" officeooo:paragraph-rsid="0030a701"/>
    </style:style>
    <style:style style:name="MT1" style:family="text">
      <style:text-properties officeooo:rsid="00622494"/>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API de comparaison des risques</text:p>
          <text:p text:style-name="MP2">version prototype</text:p>
        </text:section>
      </style:header>
      <style:header-first>
        <text:p text:style-name="MP3">Mise à jour : 1<text:span text:style-name="MT1">9</text:span>/12/2017</text:p>
      </style:header-first>
      <style:footer>
        <text:section text:style-name="MSect1" text:name="Section2">
          <text:p text:style-name="MP4">Liénard Frédérik</text:p>
          <text:p text:style-name="MP5"><text:initial-creator/><text:initial-creator/>Page <text:page-number text:select-page="current">3</text:page-number> / <text:page-count>13</text:page-count></text:p>
        </text:section>
      </style:footer>
      <style:footer-first>
        <text:section text:style-name="MSect1" text:name="Section6">
          <text:p text:style-name="MP4">Liénard Frédérik</text:p>
          <text:p text:style-name="MP5"><text:initial-creator/><text:initial-creator/>Page <text:page-number text:select-page="current">1</text:page-number> / <text:page-count>13</text:page-count></text:p>
        </text:section>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09:11:21.613000000</meta:creation-date>
    <dc:date>2017-12-19T20:53:20.424000000</dc:date>
    <meta:editing-duration>PT3H2M50S</meta:editing-duration>
    <meta:editing-cycles>48</meta:editing-cycles>
    <meta:generator>LibreOffice/5.3.6.1$Windows_x86 LibreOffice_project/686f202eff87ef707079aeb7f485847613344eb7</meta:generator>
    <dc:creator>Liénard Frédérik</dc:creator>
    <meta:document-statistic meta:table-count="12" meta:image-count="0" meta:object-count="0" meta:page-count="13" meta:paragraph-count="503" meta:word-count="2065" meta:character-count="13492" meta:non-whitespace-character-count="11528"/>
  </office:meta>
</office:document-meta>
</file>